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" table:style-name="ta1">
        <table:shapes>
          <draw:frame draw:z-index="0" draw:style-name="gr1" draw:text-style-name="P1" svg:width="42.65cm" svg:height="22.365cm" svg:x="0cm" svg:y="0.372cm">
            <draw:object draw:notify-on-update-of-ranges="data.A2:data.A500 data.B1:data.B1 data.B2:data.B500 data.A2:data.A500 data.C1:data.C1 data.C2:data.C500 data.A2:data.A500 data.D1:data.D1 data.D2:data.D500 data.A2:data.A500 data.E1:data.E1 data.E2:data.E500 data.A2:data.A500 data.F1:data.F1 data.F2:data.F500 data.A2:data.A500 data.G1:data.G1 data.G2:data.G500 data.A2:data.A500 data.H1:data.H1 data.H2:data.H500 data.A2:data.A500 data.I1:data.I1 data.I2:data.I500 data.A2:data.A500 data.J1:data.J1 data.J2:data.J500 data.A2:data.A500 data.K1:data.K1 data.K2:data.K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meras number</text:p>
          </table:table-cell>
          <table:table-cell office:value-type="string" calcext:value-type="string">
            <text:p><text:s/>shrinkManifold</text:p>
          </table:table-cell>
          <table:table-cell office:value-type="string" calcext:value-type="string">
            <text:p><text:s/>Add new vertices</text:p>
          </table:table-cell>
          <table:table-cell office:value-type="string" calcext:value-type="string">
            <text:p><text:s/>Move vertices</text:p>
          </table:table-cell>
          <table:table-cell office:value-type="string" calcext:value-type="string">
            <text:p><text:s/>Move Cameras</text:p>
          </table:table-cell>
          <table:table-cell office:value-type="string" calcext:value-type="string">
            <text:p><text:s/>rayTracing</text:p>
          </table:table-cell>
          <table:table-cell office:value-type="string" calcext:value-type="string">
            <text:p><text:s/>rayRetracing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growManifoldSev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Save manif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9291" calcext:value-type="float">
            <text:p>0.00929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0.094004" calcext:value-type="float">
            <text:p>0.094004</text:p>
          </table:table-cell>
          <table:table-cell office:value-type="float" office:value="0" calcext:value-type="float">
            <text:p>0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046947" calcext:value-type="float">
            <text:p>0.046947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162143" calcext:value-type="float">
            <text:p>0.162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9789" calcext:value-type="float">
            <text:p>0.049789</text:p>
          </table:table-cell>
          <table:table-cell office:value-type="float" office:value="0.040178" calcext:value-type="float">
            <text:p>0.040178</text:p>
          </table:table-cell>
          <table:table-cell office:value-type="float" office:value="0.122025" calcext:value-type="float">
            <text:p>0.122025</text:p>
          </table:table-cell>
          <table:table-cell office:value-type="float" office:value="0" calcext:value-type="float">
            <text:p>0</text:p>
          </table:table-cell>
          <table:table-cell office:value-type="float" office:value="0.116304" calcext:value-type="float">
            <text:p>0.116304</text:p>
          </table:table-cell>
          <table:table-cell office:value-type="float" office:value="0.100746" calcext:value-type="float">
            <text:p>0.100746</text:p>
          </table:table-cell>
          <table:table-cell office:value-type="float" office:value="0.036078" calcext:value-type="float">
            <text:p>0.036078</text:p>
          </table:table-cell>
          <table:table-cell office:value-type="float" office:value="0.102893" calcext:value-type="float">
            <text:p>0.102893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177222" calcext:value-type="float">
            <text:p>0.177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0293" calcext:value-type="float">
            <text:p>0.080293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9062" calcext:value-type="float">
            <text:p>0.019062</text:p>
          </table:table-cell>
          <table:table-cell office:value-type="float" office:value="0" calcext:value-type="float">
            <text:p>0</text:p>
          </table:table-cell>
          <table:table-cell office:value-type="float" office:value="0.173593" calcext:value-type="float">
            <text:p>0.173593</text:p>
          </table:table-cell>
          <table:table-cell office:value-type="float" office:value="0.025981" calcext:value-type="float">
            <text:p>0.025981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9189" calcext:value-type="float">
            <text:p>0.19189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0.158936" calcext:value-type="float">
            <text:p>0.158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7335" calcext:value-type="float">
            <text:p>0.147335</text:p>
          </table:table-cell>
          <table:table-cell office:value-type="float" office:value="0.066455" calcext:value-type="float">
            <text:p>0.066455</text:p>
          </table:table-cell>
          <table:table-cell office:value-type="float" office:value="0.109175" calcext:value-type="float">
            <text:p>0.109175</text:p>
          </table:table-cell>
          <table:table-cell office:value-type="float" office:value="0" calcext:value-type="float">
            <text:p>0</text:p>
          </table:table-cell>
          <table:table-cell office:value-type="float" office:value="0.335477" calcext:value-type="float">
            <text:p>0.335477</text:p>
          </table:table-cell>
          <table:table-cell office:value-type="float" office:value="0.153974" calcext:value-type="float">
            <text:p>0.153974</text:p>
          </table:table-cell>
          <table:table-cell office:value-type="float" office:value="0.095865" calcext:value-type="float">
            <text:p>0.095865</text:p>
          </table:table-cell>
          <table:table-cell office:value-type="float" office:value="0.378543" calcext:value-type="float">
            <text:p>0.378543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0.16246" calcext:value-type="float">
            <text:p>0.162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4927" calcext:value-type="float">
            <text:p>0.374927</text:p>
          </table:table-cell>
          <table:table-cell office:value-type="float" office:value="0.089187" calcext:value-type="float">
            <text:p>0.089187</text:p>
          </table:table-cell>
          <table:table-cell office:value-type="float" office:value="0.126793" calcext:value-type="float">
            <text:p>0.126793</text:p>
          </table:table-cell>
          <table:table-cell office:value-type="float" office:value="0" calcext:value-type="float">
            <text:p>0</text:p>
          </table:table-cell>
          <table:table-cell office:value-type="float" office:value="0.350901" calcext:value-type="float">
            <text:p>0.350901</text:p>
          </table:table-cell>
          <table:table-cell office:value-type="float" office:value="0.218918" calcext:value-type="float">
            <text:p>0.218918</text:p>
          </table:table-cell>
          <table:table-cell office:value-type="float" office:value="0.126622" calcext:value-type="float">
            <text:p>0.126622</text:p>
          </table:table-cell>
          <table:table-cell office:value-type="float" office:value="0.413077" calcext:value-type="float">
            <text:p>0.413077</text:p>
          </table:table-cell>
          <table:table-cell office:value-type="float" office:value="0.008148" calcext:value-type="float">
            <text:p>0.008148</text:p>
          </table:table-cell>
          <table:table-cell office:value-type="float" office:value="0.164774" calcext:value-type="float">
            <text:p>0.1647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827" calcext:value-type="float">
            <text:p>0.33827</text:p>
          </table:table-cell>
          <table:table-cell office:value-type="float" office:value="0.14478" calcext:value-type="float">
            <text:p>0.14478</text:p>
          </table:table-cell>
          <table:table-cell office:value-type="float" office:value="0.124814" calcext:value-type="float">
            <text:p>0.124814</text:p>
          </table:table-cell>
          <table:table-cell office:value-type="float" office:value="0" calcext:value-type="float">
            <text:p>0</text:p>
          </table:table-cell>
          <table:table-cell office:value-type="float" office:value="0.289721" calcext:value-type="float">
            <text:p>0.289721</text:p>
          </table:table-cell>
          <table:table-cell office:value-type="float" office:value="0.480924" calcext:value-type="float">
            <text:p>0.480924</text:p>
          </table:table-cell>
          <table:table-cell office:value-type="float" office:value="0.171461" calcext:value-type="float">
            <text:p>0.171461</text:p>
          </table:table-cell>
          <table:table-cell office:value-type="float" office:value="0.565542" calcext:value-type="float">
            <text:p>0.565542</text:p>
          </table:table-cell>
          <table:table-cell office:value-type="float" office:value="0.011245" calcext:value-type="float">
            <text:p>0.011245</text:p>
          </table:table-cell>
          <table:table-cell office:value-type="float" office:value="0.176998" calcext:value-type="float">
            <text:p>0.1769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43771" calcext:value-type="float">
            <text:p>0.743771</text:p>
          </table:table-cell>
          <table:table-cell office:value-type="float" office:value="0.023192" calcext:value-type="float">
            <text:p>0.02319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35589" calcext:value-type="float">
            <text:p>0.035589</text:p>
          </table:table-cell>
          <table:table-cell office:value-type="float" office:value="0.154641" calcext:value-type="float">
            <text:p>0.154641</text:p>
          </table:table-cell>
          <table:table-cell office:value-type="float" office:value="0.176839" calcext:value-type="float">
            <text:p>0.176839</text:p>
          </table:table-cell>
          <table:table-cell office:value-type="float" office:value="0.705324" calcext:value-type="float">
            <text:p>0.705324</text:p>
          </table:table-cell>
          <table:table-cell office:value-type="float" office:value="0.014584" calcext:value-type="float">
            <text:p>0.014584</text:p>
          </table:table-cell>
          <table:table-cell office:value-type="float" office:value="0.175975" calcext:value-type="float">
            <text:p>0.1759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28795" calcext:value-type="float">
            <text:p>0.728795</text:p>
          </table:table-cell>
          <table:table-cell office:value-type="float" office:value="0.018228" calcext:value-type="float">
            <text:p>0.018228</text:p>
          </table:table-cell>
          <table:table-cell office:value-type="float" office:value="0.019346" calcext:value-type="float">
            <text:p>0.019346</text:p>
          </table:table-cell>
          <table:table-cell office:value-type="float" office:value="0" calcext:value-type="float">
            <text:p>0</text:p>
          </table:table-cell>
          <table:table-cell office:value-type="float" office:value="0.106799" calcext:value-type="float">
            <text:p>0.106799</text:p>
          </table:table-cell>
          <table:table-cell office:value-type="float" office:value="0.06816" calcext:value-type="float">
            <text:p>0.06816</text:p>
          </table:table-cell>
          <table:table-cell office:value-type="float" office:value="0.22737" calcext:value-type="float">
            <text:p>0.22737</text:p>
          </table:table-cell>
          <table:table-cell office:value-type="float" office:value="0.803277" calcext:value-type="float">
            <text:p>0.803277</text:p>
          </table:table-cell>
          <table:table-cell office:value-type="float" office:value="0.016487" calcext:value-type="float">
            <text:p>0.016487</text:p>
          </table:table-cell>
          <table:table-cell office:value-type="float" office:value="0.1811" calcext:value-type="float">
            <text:p>0.1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79035" calcext:value-type="float">
            <text:p>0.779035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0.049409" calcext:value-type="float">
            <text:p>0.049409</text:p>
          </table:table-cell>
          <table:table-cell office:value-type="float" office:value="0" calcext:value-type="float">
            <text:p>0</text:p>
          </table:table-cell>
          <table:table-cell office:value-type="float" office:value="0.192742" calcext:value-type="float">
            <text:p>0.192742</text:p>
          </table:table-cell>
          <table:table-cell office:value-type="float" office:value="0.093468" calcext:value-type="float">
            <text:p>0.093468</text:p>
          </table:table-cell>
          <table:table-cell office:value-type="float" office:value="0.244775" calcext:value-type="float">
            <text:p>0.244775</text:p>
          </table:table-cell>
          <table:table-cell office:value-type="float" office:value="0.86476" calcext:value-type="float">
            <text:p>0.86476</text:p>
          </table:table-cell>
          <table:table-cell office:value-type="float" office:value="0.018304" calcext:value-type="float">
            <text:p>0.018304</text:p>
          </table:table-cell>
          <table:table-cell office:value-type="float" office:value="0.189426" calcext:value-type="float">
            <text:p>0.189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1917" calcext:value-type="float">
            <text:p>0.871917</text:p>
          </table:table-cell>
          <table:table-cell office:value-type="float" office:value="0.091541" calcext:value-type="float">
            <text:p>0.091541</text:p>
          </table:table-cell>
          <table:table-cell office:value-type="float" office:value="0.091781" calcext:value-type="float">
            <text:p>0.091781</text:p>
          </table:table-cell>
          <table:table-cell office:value-type="float" office:value="0" calcext:value-type="float">
            <text:p>0</text:p>
          </table:table-cell>
          <table:table-cell office:value-type="float" office:value="0.273793" calcext:value-type="float">
            <text:p>0.273793</text:p>
          </table:table-cell>
          <table:table-cell office:value-type="float" office:value="0.244655" calcext:value-type="float">
            <text:p>0.244655</text:p>
          </table:table-cell>
          <table:table-cell office:value-type="float" office:value="0.265021" calcext:value-type="float">
            <text:p>0.265021</text:p>
          </table:table-cell>
          <table:table-cell office:value-type="float" office:value="0.974467" calcext:value-type="float">
            <text:p>0.974467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187275" calcext:value-type="float">
            <text:p>0.187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6355" calcext:value-type="float">
            <text:p>0.96355</text:p>
          </table:table-cell>
          <table:table-cell office:value-type="float" office:value="0.132023" calcext:value-type="float">
            <text:p>0.132023</text:p>
          </table:table-cell>
          <table:table-cell office:value-type="float" office:value="0.111728" calcext:value-type="float">
            <text:p>0.111728</text:p>
          </table:table-cell>
          <table:table-cell office:value-type="float" office:value="0" calcext:value-type="float">
            <text:p>0</text:p>
          </table:table-cell>
          <table:table-cell office:value-type="float" office:value="0.35378" calcext:value-type="float">
            <text:p>0.35378</text:p>
          </table:table-cell>
          <table:table-cell office:value-type="float" office:value="0.300739" calcext:value-type="float">
            <text:p>0.300739</text:p>
          </table:table-cell>
          <table:table-cell office:value-type="float" office:value="0.301232" calcext:value-type="float">
            <text:p>0.301232</text:p>
          </table:table-cell>
          <table:table-cell office:value-type="float" office:value="1.02466" calcext:value-type="float">
            <text:p>1.02466</text:p>
          </table:table-cell>
          <table:table-cell office:value-type="float" office:value="0.022252" calcext:value-type="float">
            <text:p>0.022252</text:p>
          </table:table-cell>
          <table:table-cell office:value-type="float" office:value="0.198274" calcext:value-type="float">
            <text:p>0.1982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7408" calcext:value-type="float">
            <text:p>1.27408</text:p>
          </table:table-cell>
          <table:table-cell office:value-type="float" office:value="0.032161" calcext:value-type="float">
            <text:p>0.032161</text:p>
          </table:table-cell>
          <table:table-cell office:value-type="float" office:value="0.052113" calcext:value-type="float">
            <text:p>0.052113</text:p>
          </table:table-cell>
          <table:table-cell office:value-type="float" office:value="0" calcext:value-type="float">
            <text:p>0</text:p>
          </table:table-cell>
          <table:table-cell office:value-type="float" office:value="0.079973" calcext:value-type="float">
            <text:p>0.079973</text:p>
          </table:table-cell>
          <table:table-cell office:value-type="float" office:value="0.203581" calcext:value-type="float">
            <text:p>0.203581</text:p>
          </table:table-cell>
          <table:table-cell office:value-type="float" office:value="0.335181" calcext:value-type="float">
            <text:p>0.335181</text:p>
          </table:table-cell>
          <table:table-cell office:value-type="float" office:value="1.10552" calcext:value-type="float">
            <text:p>1.10552</text:p>
          </table:table-cell>
          <table:table-cell office:value-type="float" office:value="0.023529" calcext:value-type="float">
            <text:p>0.023529</text:p>
          </table:table-cell>
          <table:table-cell office:value-type="float" office:value="0.194048" calcext:value-type="float">
            <text:p>0.1940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6889" calcext:value-type="float">
            <text:p>0.966889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0.010205" calcext:value-type="float">
            <text:p>0.010205</text:p>
          </table:table-cell>
          <table:table-cell office:value-type="float" office:value="0" calcext:value-type="float">
            <text:p>0</text:p>
          </table:table-cell>
          <table:table-cell office:value-type="float" office:value="0.14631" calcext:value-type="float">
            <text:p>0.14631</text:p>
          </table:table-cell>
          <table:table-cell office:value-type="float" office:value="0.108946" calcext:value-type="float">
            <text:p>0.108946</text:p>
          </table:table-cell>
          <table:table-cell office:value-type="float" office:value="0.374505" calcext:value-type="float">
            <text:p>0.374505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0.026585" calcext:value-type="float">
            <text:p>0.026585</text:p>
          </table:table-cell>
          <table:table-cell office:value-type="float" office:value="0.200616" calcext:value-type="float">
            <text:p>0.2006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1395" calcext:value-type="float">
            <text:p>1.11395</text:p>
          </table:table-cell>
          <table:table-cell office:value-type="float" office:value="0.05601" calcext:value-type="float">
            <text:p>0.05601</text:p>
          </table:table-cell>
          <table:table-cell office:value-type="float" office:value="0.102361" calcext:value-type="float">
            <text:p>0.102361</text:p>
          </table:table-cell>
          <table:table-cell office:value-type="float" office:value="0" calcext:value-type="float">
            <text:p>0</text:p>
          </table:table-cell>
          <table:table-cell office:value-type="float" office:value="0.381979" calcext:value-type="float">
            <text:p>0.381979</text:p>
          </table:table-cell>
          <table:table-cell office:value-type="float" office:value="0.148294" calcext:value-type="float">
            <text:p>0.148294</text:p>
          </table:table-cell>
          <table:table-cell office:value-type="float" office:value="0.436373" calcext:value-type="float">
            <text:p>0.436373</text:p>
          </table:table-cell>
          <table:table-cell office:value-type="float" office:value="1.3437" calcext:value-type="float">
            <text:p>1.3437</text:p>
          </table:table-cell>
          <table:table-cell office:value-type="float" office:value="0.029877" calcext:value-type="float">
            <text:p>0.029877</text:p>
          </table:table-cell>
          <table:table-cell office:value-type="float" office:value="0.208459" calcext:value-type="float">
            <text:p>0.2084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5533" calcext:value-type="float">
            <text:p>1.25533</text:p>
          </table:table-cell>
          <table:table-cell office:value-type="float" office:value="0.060975" calcext:value-type="float">
            <text:p>0.060975</text:p>
          </table:table-cell>
          <table:table-cell office:value-type="float" office:value="0.12161" calcext:value-type="float">
            <text:p>0.12161</text:p>
          </table:table-cell>
          <table:table-cell office:value-type="float" office:value="0" calcext:value-type="float">
            <text:p>0</text:p>
          </table:table-cell>
          <table:table-cell office:value-type="float" office:value="0.275418" calcext:value-type="float">
            <text:p>0.275418</text:p>
          </table:table-cell>
          <table:table-cell office:value-type="float" office:value="0.260004" calcext:value-type="float">
            <text:p>0.260004</text:p>
          </table:table-cell>
          <table:table-cell office:value-type="float" office:value="0.475945" calcext:value-type="float">
            <text:p>0.475945</text:p>
          </table:table-cell>
          <table:table-cell office:value-type="float" office:value="1.40334" calcext:value-type="float">
            <text:p>1.40334</text:p>
          </table:table-cell>
          <table:table-cell office:value-type="float" office:value="0.031479" calcext:value-type="float">
            <text:p>0.031479</text:p>
          </table:table-cell>
          <table:table-cell office:value-type="float" office:value="0.213748" calcext:value-type="float">
            <text:p>0.2137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2905" calcext:value-type="float">
            <text:p>1.42905</text:p>
          </table:table-cell>
          <table:table-cell office:value-type="float" office:value="0.045483" calcext:value-type="float">
            <text:p>0.045483</text:p>
          </table:table-cell>
          <table:table-cell office:value-type="float" office:value="0.038234" calcext:value-type="float">
            <text:p>0.038234</text:p>
          </table:table-cell>
          <table:table-cell office:value-type="float" office:value="0" calcext:value-type="float">
            <text:p>0</text:p>
          </table:table-cell>
          <table:table-cell office:value-type="float" office:value="0.107152" calcext:value-type="float">
            <text:p>0.107152</text:p>
          </table:table-cell>
          <table:table-cell office:value-type="float" office:value="0.181317" calcext:value-type="float">
            <text:p>0.181317</text:p>
          </table:table-cell>
          <table:table-cell office:value-type="float" office:value="0.463672" calcext:value-type="float">
            <text:p>0.463672</text:p>
          </table:table-cell>
          <table:table-cell office:value-type="float" office:value="1.36381" calcext:value-type="float">
            <text:p>1.36381</text:p>
          </table:table-cell>
          <table:table-cell office:value-type="float" office:value="0.032765" calcext:value-type="float">
            <text:p>0.032765</text:p>
          </table:table-cell>
          <table:table-cell office:value-type="float" office:value="0.217805" calcext:value-type="float">
            <text:p>0.2178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5372" calcext:value-type="float">
            <text:p>1.5372</text:p>
          </table:table-cell>
          <table:table-cell office:value-type="float" office:value="0.029484" calcext:value-type="float">
            <text:p>0.029484</text:p>
          </table:table-cell>
          <table:table-cell office:value-type="float" office:value="0.020021" calcext:value-type="float">
            <text:p>0.020021</text:p>
          </table:table-cell>
          <table:table-cell office:value-type="float" office:value="0" calcext:value-type="float">
            <text:p>0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127328" calcext:value-type="float">
            <text:p>0.127328</text:p>
          </table:table-cell>
          <table:table-cell office:value-type="float" office:value="0.505021" calcext:value-type="float">
            <text:p>0.505021</text:p>
          </table:table-cell>
          <table:table-cell office:value-type="float" office:value="1.45163" calcext:value-type="float">
            <text:p>1.45163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219569" calcext:value-type="float">
            <text:p>0.2195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46431" calcext:value-type="float">
            <text:p>3.46431</text:p>
          </table:table-cell>
          <table:table-cell office:value-type="float" office:value="0.011613" calcext:value-type="float">
            <text:p>0.011613</text:p>
          </table:table-cell>
          <table:table-cell office:value-type="float" office:value="0.011161" calcext:value-type="float">
            <text:p>0.011161</text:p>
          </table:table-cell>
          <table:table-cell office:value-type="float" office:value="0" calcext:value-type="float">
            <text:p>0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52121" calcext:value-type="float">
            <text:p>0.052121</text:p>
          </table:table-cell>
          <table:table-cell office:value-type="float" office:value="0.418993" calcext:value-type="float">
            <text:p>0.418993</text:p>
          </table:table-cell>
          <table:table-cell office:value-type="float" office:value="1.48327" calcext:value-type="float">
            <text:p>1.48327</text:p>
          </table:table-cell>
          <table:table-cell office:value-type="float" office:value="0.037461" calcext:value-type="float">
            <text:p>0.037461</text:p>
          </table:table-cell>
          <table:table-cell office:value-type="float" office:value="0.228069" calcext:value-type="float">
            <text:p>0.2280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1094" calcext:value-type="float">
            <text:p>4.81094</text:p>
          </table:table-cell>
          <table:table-cell office:value-type="float" office:value="0.044042" calcext:value-type="float">
            <text:p>0.044042</text:p>
          </table:table-cell>
          <table:table-cell office:value-type="float" office:value="0.016461" calcext:value-type="float">
            <text:p>0.016461</text:p>
          </table:table-cell>
          <table:table-cell office:value-type="float" office:value="0" calcext:value-type="float">
            <text:p>0</text:p>
          </table:table-cell>
          <table:table-cell office:value-type="float" office:value="0.273445" calcext:value-type="float">
            <text:p>0.273445</text:p>
          </table:table-cell>
          <table:table-cell office:value-type="float" office:value="0.095568" calcext:value-type="float">
            <text:p>0.095568</text:p>
          </table:table-cell>
          <table:table-cell office:value-type="float" office:value="0.474725" calcext:value-type="float">
            <text:p>0.474725</text:p>
          </table:table-cell>
          <table:table-cell office:value-type="float" office:value="1.61467" calcext:value-type="float">
            <text:p>1.61467</text:p>
          </table:table-cell>
          <table:table-cell office:value-type="float" office:value="0.041904" calcext:value-type="float">
            <text:p>0.041904</text:p>
          </table:table-cell>
          <table:table-cell office:value-type="float" office:value="0.231691" calcext:value-type="float">
            <text:p>0.2316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18236" calcext:value-type="float">
            <text:p>7.18236</text:p>
          </table:table-cell>
          <table:table-cell office:value-type="float" office:value="0.119695" calcext:value-type="float">
            <text:p>0.119695</text:p>
          </table:table-cell>
          <table:table-cell office:value-type="float" office:value="0.126417" calcext:value-type="float">
            <text:p>0.126417</text:p>
          </table:table-cell>
          <table:table-cell office:value-type="float" office:value="0" calcext:value-type="float">
            <text:p>0</text:p>
          </table:table-cell>
          <table:table-cell office:value-type="float" office:value="0.310389" calcext:value-type="float">
            <text:p>0.310389</text:p>
          </table:table-cell>
          <table:table-cell office:value-type="float" office:value="0.205981" calcext:value-type="float">
            <text:p>0.205981</text:p>
          </table:table-cell>
          <table:table-cell office:value-type="float" office:value="0.49935" calcext:value-type="float">
            <text:p>0.49935</text:p>
          </table:table-cell>
          <table:table-cell office:value-type="float" office:value="1.76014" calcext:value-type="float">
            <text:p>1.76014</text:p>
          </table:table-cell>
          <table:table-cell office:value-type="float" office:value="0.047297" calcext:value-type="float">
            <text:p>0.047297</text:p>
          </table:table-cell>
          <table:table-cell office:value-type="float" office:value="0.249866" calcext:value-type="float">
            <text:p>0.2498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97795" calcext:value-type="float">
            <text:p>7.97795</text:p>
          </table:table-cell>
          <table:table-cell office:value-type="float" office:value="0.073491" calcext:value-type="float">
            <text:p>0.07349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0.101476" calcext:value-type="float">
            <text:p>0.101476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0.541968" calcext:value-type="float">
            <text:p>0.541968</text:p>
          </table:table-cell>
          <table:table-cell office:value-type="float" office:value="1.84234" calcext:value-type="float">
            <text:p>1.84234</text:p>
          </table:table-cell>
          <table:table-cell office:value-type="float" office:value="0.044816" calcext:value-type="float">
            <text:p>0.044816</text:p>
          </table:table-cell>
          <table:table-cell office:value-type="float" office:value="0.24025" calcext:value-type="float">
            <text:p>0.24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5976" calcext:value-type="float">
            <text:p>7.5976</text:p>
          </table:table-cell>
          <table:table-cell office:value-type="float" office:value="0.062173" calcext:value-type="float">
            <text:p>0.062173</text:p>
          </table:table-cell>
          <table:table-cell office:value-type="float" office:value="0.083916" calcext:value-type="float">
            <text:p>0.083916</text:p>
          </table:table-cell>
          <table:table-cell office:value-type="float" office:value="0" calcext:value-type="float">
            <text:p>0</text:p>
          </table:table-cell>
          <table:table-cell office:value-type="float" office:value="0.317684" calcext:value-type="float">
            <text:p>0.317684</text:p>
          </table:table-cell>
          <table:table-cell office:value-type="float" office:value="0.112359" calcext:value-type="float">
            <text:p>0.112359</text:p>
          </table:table-cell>
          <table:table-cell office:value-type="float" office:value="0.592194" calcext:value-type="float">
            <text:p>0.592194</text:p>
          </table:table-cell>
          <table:table-cell office:value-type="float" office:value="2.0406" calcext:value-type="float">
            <text:p>2.0406</text:p>
          </table:table-cell>
          <table:table-cell office:value-type="float" office:value="0.05061" calcext:value-type="float">
            <text:p>0.05061</text:p>
          </table:table-cell>
          <table:table-cell office:value-type="float" office:value="0.250614" calcext:value-type="float">
            <text:p>0.2506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04775" calcext:value-type="float">
            <text:p>7.04775</text:p>
          </table:table-cell>
          <table:table-cell office:value-type="float" office:value="0.073376" calcext:value-type="float">
            <text:p>0.073376</text:p>
          </table:table-cell>
          <table:table-cell office:value-type="float" office:value="0.053087" calcext:value-type="float">
            <text:p>0.053087</text:p>
          </table:table-cell>
          <table:table-cell office:value-type="float" office:value="0" calcext:value-type="float">
            <text:p>0</text:p>
          </table:table-cell>
          <table:table-cell office:value-type="float" office:value="0.213489" calcext:value-type="float">
            <text:p>0.213489</text:p>
          </table:table-cell>
          <table:table-cell office:value-type="float" office:value="0.29644" calcext:value-type="float">
            <text:p>0.29644</text:p>
          </table:table-cell>
          <table:table-cell office:value-type="float" office:value="0.61256" calcext:value-type="float">
            <text:p>0.61256</text:p>
          </table:table-cell>
          <table:table-cell office:value-type="float" office:value="2.04607" calcext:value-type="float">
            <text:p>2.04607</text:p>
          </table:table-cell>
          <table:table-cell office:value-type="float" office:value="0.053939" calcext:value-type="float">
            <text:p>0.053939</text:p>
          </table:table-cell>
          <table:table-cell office:value-type="float" office:value="0.268285" calcext:value-type="float">
            <text:p>0.2682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52948" calcext:value-type="float">
            <text:p>7.52948</text:p>
          </table:table-cell>
          <table:table-cell office:value-type="float" office:value="0.070949" calcext:value-type="float">
            <text:p>0.070949</text:p>
          </table:table-cell>
          <table:table-cell office:value-type="float" office:value="0.038067" calcext:value-type="float">
            <text:p>0.038067</text:p>
          </table:table-cell>
          <table:table-cell office:value-type="float" office:value="0" calcext:value-type="float">
            <text:p>0</text:p>
          </table:table-cell>
          <table:table-cell office:value-type="float" office:value="0.158486" calcext:value-type="float">
            <text:p>0.158486</text:p>
          </table:table-cell>
          <table:table-cell office:value-type="float" office:value="0.179362" calcext:value-type="float">
            <text:p>0.179362</text:p>
          </table:table-cell>
          <table:table-cell office:value-type="float" office:value="0.661291" calcext:value-type="float">
            <text:p>0.661291</text:p>
          </table:table-cell>
          <table:table-cell office:value-type="float" office:value="2.15474" calcext:value-type="float">
            <text:p>2.15474</text:p>
          </table:table-cell>
          <table:table-cell office:value-type="float" office:value="0.055193" calcext:value-type="float">
            <text:p>0.055193</text:p>
          </table:table-cell>
          <table:table-cell office:value-type="float" office:value="0.281614" calcext:value-type="float">
            <text:p>0.2816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2091" calcext:value-type="float">
            <text:p>7.2091</text:p>
          </table:table-cell>
          <table:table-cell office:value-type="float" office:value="0.057398" calcext:value-type="float">
            <text:p>0.057398</text:p>
          </table:table-cell>
          <table:table-cell office:value-type="float" office:value="0.02291" calcext:value-type="float">
            <text:p>0.02291</text:p>
          </table:table-cell>
          <table:table-cell office:value-type="float" office:value="0" calcext:value-type="float">
            <text:p>0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142471" calcext:value-type="float">
            <text:p>0.142471</text:p>
          </table:table-cell>
          <table:table-cell office:value-type="float" office:value="0.712101" calcext:value-type="float">
            <text:p>0.712101</text:p>
          </table:table-cell>
          <table:table-cell office:value-type="float" office:value="2.27336" calcext:value-type="float">
            <text:p>2.27336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262248" calcext:value-type="float">
            <text:p>0.2622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4596" calcext:value-type="float">
            <text:p>10.4596</text:p>
          </table:table-cell>
          <table:table-cell office:value-type="float" office:value="0.065993" calcext:value-type="float">
            <text:p>0.065993</text:p>
          </table:table-cell>
          <table:table-cell office:value-type="float" office:value="0.142999" calcext:value-type="float">
            <text:p>0.142999</text:p>
          </table:table-cell>
          <table:table-cell office:value-type="float" office:value="0" calcext:value-type="float">
            <text:p>0</text:p>
          </table:table-cell>
          <table:table-cell office:value-type="float" office:value="0.169985" calcext:value-type="float">
            <text:p>0.169985</text:p>
          </table:table-cell>
          <table:table-cell office:value-type="float" office:value="0.252821" calcext:value-type="float">
            <text:p>0.252821</text:p>
          </table:table-cell>
          <table:table-cell office:value-type="float" office:value="0.747518" calcext:value-type="float">
            <text:p>0.747518</text:p>
          </table:table-cell>
          <table:table-cell office:value-type="float" office:value="2.37742" calcext:value-type="float">
            <text:p>2.37742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270806" calcext:value-type="float">
            <text:p>0.2708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.3176" calcext:value-type="float">
            <text:p>16.3176</text:p>
          </table:table-cell>
          <table:table-cell office:value-type="float" office:value="0.020453" calcext:value-type="float">
            <text:p>0.020453</text:p>
          </table:table-cell>
          <table:table-cell office:value-type="float" office:value="0.015677" calcext:value-type="float">
            <text:p>0.015677</text:p>
          </table:table-cell>
          <table:table-cell office:value-type="float" office:value="0" calcext:value-type="float">
            <text:p>0</text:p>
          </table:table-cell>
          <table:table-cell office:value-type="float" office:value="0.159711" calcext:value-type="float">
            <text:p>0.159711</text:p>
          </table:table-cell>
          <table:table-cell office:value-type="float" office:value="0.063278" calcext:value-type="float">
            <text:p>0.063278</text:p>
          </table:table-cell>
          <table:table-cell office:value-type="float" office:value="0.785121" calcext:value-type="float">
            <text:p>0.785121</text:p>
          </table:table-cell>
          <table:table-cell office:value-type="float" office:value="2.41589" calcext:value-type="float">
            <text:p>2.41589</text:p>
          </table:table-cell>
          <table:table-cell office:value-type="float" office:value="0.066797" calcext:value-type="float">
            <text:p>0.066797</text:p>
          </table:table-cell>
          <table:table-cell office:value-type="float" office:value="0.275054" calcext:value-type="float">
            <text:p>0.2750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9562" calcext:value-type="float">
            <text:p>23.9562</text:p>
          </table:table-cell>
          <table:table-cell office:value-type="float" office:value="0.037145" calcext:value-type="float">
            <text:p>0.037145</text:p>
          </table:table-cell>
          <table:table-cell office:value-type="float" office:value="0.107872" calcext:value-type="float">
            <text:p>0.107872</text:p>
          </table:table-cell>
          <table:table-cell office:value-type="float" office:value="0" calcext:value-type="float">
            <text:p>0</text:p>
          </table:table-cell>
          <table:table-cell office:value-type="float" office:value="0.22188" calcext:value-type="float">
            <text:p>0.22188</text:p>
          </table:table-cell>
          <table:table-cell office:value-type="float" office:value="0.138068" calcext:value-type="float">
            <text:p>0.138068</text:p>
          </table:table-cell>
          <table:table-cell office:value-type="float" office:value="0.822594" calcext:value-type="float">
            <text:p>0.822594</text:p>
          </table:table-cell>
          <table:table-cell office:value-type="float" office:value="2.49984" calcext:value-type="float">
            <text:p>2.49984</text:p>
          </table:table-cell>
          <table:table-cell office:value-type="float" office:value="0.064435" calcext:value-type="float">
            <text:p>0.064435</text:p>
          </table:table-cell>
          <table:table-cell office:value-type="float" office:value="0.277053" calcext:value-type="float">
            <text:p>0.2770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.0257" calcext:value-type="float">
            <text:p>27.0257</text:p>
          </table:table-cell>
          <table:table-cell office:value-type="float" office:value="0.021765" calcext:value-type="float">
            <text:p>0.021765</text:p>
          </table:table-cell>
          <table:table-cell office:value-type="float" office:value="0.023418" calcext:value-type="float">
            <text:p>0.023418</text:p>
          </table:table-cell>
          <table:table-cell office:value-type="float" office:value="0" calcext:value-type="float">
            <text:p>0</text:p>
          </table:table-cell>
          <table:table-cell office:value-type="float" office:value="0.101997" calcext:value-type="float">
            <text:p>0.101997</text:p>
          </table:table-cell>
          <table:table-cell office:value-type="float" office:value="0.115987" calcext:value-type="float">
            <text:p>0.115987</text:p>
          </table:table-cell>
          <table:table-cell office:value-type="float" office:value="0.773951" calcext:value-type="float">
            <text:p>0.773951</text:p>
          </table:table-cell>
          <table:table-cell office:value-type="float" office:value="2.63599" calcext:value-type="float">
            <text:p>2.63599</text:p>
          </table:table-cell>
          <table:table-cell office:value-type="float" office:value="0.066775" calcext:value-type="float">
            <text:p>0.066775</text:p>
          </table:table-cell>
          <table:table-cell office:value-type="float" office:value="0.278001" calcext:value-type="float">
            <text:p>0.278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.0665" calcext:value-type="float">
            <text:p>27.0665</text:p>
          </table:table-cell>
          <table:table-cell office:value-type="float" office:value="0.019119" calcext:value-type="float">
            <text:p>0.019119</text:p>
          </table:table-cell>
          <table:table-cell office:value-type="float" office:value="0.034232" calcext:value-type="float">
            <text:p>0.034232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0182" calcext:value-type="float">
            <text:p>0.120182</text:p>
          </table:table-cell>
          <table:table-cell office:value-type="float" office:value="0.794872" calcext:value-type="float">
            <text:p>0.794872</text:p>
          </table:table-cell>
          <table:table-cell office:value-type="float" office:value="2.85089" calcext:value-type="float">
            <text:p>2.85089</text:p>
          </table:table-cell>
          <table:table-cell office:value-type="float" office:value="0.075979" calcext:value-type="float">
            <text:p>0.075979</text:p>
          </table:table-cell>
          <table:table-cell office:value-type="float" office:value="0.282883" calcext:value-type="float">
            <text:p>0.2828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.182" calcext:value-type="float">
            <text:p>29.182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2795" calcext:value-type="float">
            <text:p>0.012795</text:p>
          </table:table-cell>
          <table:table-cell office:value-type="float" office:value="0" calcext:value-type="float">
            <text:p>0</text:p>
          </table:table-cell>
          <table:table-cell office:value-type="float" office:value="0.068882" calcext:value-type="float">
            <text:p>0.068882</text:p>
          </table:table-cell>
          <table:table-cell office:value-type="float" office:value="0.046191" calcext:value-type="float">
            <text:p>0.046191</text:p>
          </table:table-cell>
          <table:table-cell office:value-type="float" office:value="0.779559" calcext:value-type="float">
            <text:p>0.779559</text:p>
          </table:table-cell>
          <table:table-cell office:value-type="float" office:value="2.74972" calcext:value-type="float">
            <text:p>2.74972</text:p>
          </table:table-cell>
          <table:table-cell office:value-type="float" office:value="0.073178" calcext:value-type="float">
            <text:p>0.073178</text:p>
          </table:table-cell>
          <table:table-cell office:value-type="float" office:value="0.283751" calcext:value-type="float">
            <text:p>0.2837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.4122" calcext:value-type="float">
            <text:p>29.4122</text:p>
          </table:table-cell>
          <table:table-cell office:value-type="float" office:value="0.019247" calcext:value-type="float">
            <text:p>0.019247</text:p>
          </table:table-cell>
          <table:table-cell office:value-type="float" office:value="0.030456" calcext:value-type="float">
            <text:p>0.030456</text:p>
          </table:table-cell>
          <table:table-cell office:value-type="float" office:value="0" calcext:value-type="float">
            <text:p>0</text:p>
          </table:table-cell>
          <table:table-cell office:value-type="float" office:value="0.133299" calcext:value-type="float">
            <text:p>0.133299</text:p>
          </table:table-cell>
          <table:table-cell office:value-type="float" office:value="0.078939" calcext:value-type="float">
            <text:p>0.078939</text:p>
          </table:table-cell>
          <table:table-cell office:value-type="float" office:value="0.795999" calcext:value-type="float">
            <text:p>0.795999</text:p>
          </table:table-cell>
          <table:table-cell office:value-type="float" office:value="2.68809" calcext:value-type="float">
            <text:p>2.68809</text:p>
          </table:table-cell>
          <table:table-cell office:value-type="float" office:value="0.070356" calcext:value-type="float">
            <text:p>0.070356</text:p>
          </table:table-cell>
          <table:table-cell office:value-type="float" office:value="0.286924" calcext:value-type="float">
            <text:p>0.2869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.2916" calcext:value-type="float">
            <text:p>31.2916</text:p>
          </table:table-cell>
          <table:table-cell office:value-type="float" office:value="0.039374" calcext:value-type="float">
            <text:p>0.039374</text:p>
          </table:table-cell>
          <table:table-cell office:value-type="float" office:value="0.036746" calcext:value-type="float">
            <text:p>0.036746</text:p>
          </table:table-cell>
          <table:table-cell office:value-type="float" office:value="0" calcext:value-type="float">
            <text:p>0</text:p>
          </table:table-cell>
          <table:table-cell office:value-type="float" office:value="0.292284" calcext:value-type="float">
            <text:p>0.292284</text:p>
          </table:table-cell>
          <table:table-cell office:value-type="float" office:value="0.107983" calcext:value-type="float">
            <text:p>0.107983</text:p>
          </table:table-cell>
          <table:table-cell office:value-type="float" office:value="0.841627" calcext:value-type="float">
            <text:p>0.841627</text:p>
          </table:table-cell>
          <table:table-cell office:value-type="float" office:value="3.03143" calcext:value-type="float">
            <text:p>3.03143</text:p>
          </table:table-cell>
          <table:table-cell office:value-type="float" office:value="0.081312" calcext:value-type="float">
            <text:p>0.081312</text:p>
          </table:table-cell>
          <table:table-cell office:value-type="float" office:value="0.292596" calcext:value-type="float">
            <text:p>0.2925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.8766" calcext:value-type="float">
            <text:p>32.8766</text:p>
          </table:table-cell>
          <table:table-cell office:value-type="float" office:value="0.170872" calcext:value-type="float">
            <text:p>0.170872</text:p>
          </table:table-cell>
          <table:table-cell office:value-type="float" office:value="0.176179" calcext:value-type="float">
            <text:p>0.176179</text:p>
          </table:table-cell>
          <table:table-cell office:value-type="float" office:value="0" calcext:value-type="float">
            <text:p>0</text:p>
          </table:table-cell>
          <table:table-cell office:value-type="float" office:value="0.381454" calcext:value-type="float">
            <text:p>0.381454</text:p>
          </table:table-cell>
          <table:table-cell office:value-type="float" office:value="0.32388" calcext:value-type="float">
            <text:p>0.32388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3.18743" calcext:value-type="float">
            <text:p>3.18743</text:p>
          </table:table-cell>
          <table:table-cell office:value-type="float" office:value="0.09071" calcext:value-type="float">
            <text:p>0.09071</text:p>
          </table:table-cell>
          <table:table-cell office:value-type="float" office:value="0.305734" calcext:value-type="float">
            <text:p>0.3057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.4048" calcext:value-type="float">
            <text:p>37.4048</text:p>
          </table:table-cell>
          <table:table-cell office:value-type="float" office:value="0.053822" calcext:value-type="float">
            <text:p>0.053822</text:p>
          </table:table-cell>
          <table:table-cell office:value-type="float" office:value="0.055873" calcext:value-type="float">
            <text:p>0.055873</text:p>
          </table:table-cell>
          <table:table-cell office:value-type="float" office:value="0" calcext:value-type="float">
            <text:p>0</text:p>
          </table:table-cell>
          <table:table-cell office:value-type="float" office:value="0.127887" calcext:value-type="float">
            <text:p>0.127887</text:p>
          </table:table-cell>
          <table:table-cell office:value-type="float" office:value="0.373102" calcext:value-type="float">
            <text:p>0.373102</text:p>
          </table:table-cell>
          <table:table-cell office:value-type="float" office:value="0.93953" calcext:value-type="float">
            <text:p>0.93953</text:p>
          </table:table-cell>
          <table:table-cell office:value-type="float" office:value="3.08707" calcext:value-type="float">
            <text:p>3.08707</text:p>
          </table:table-cell>
          <table:table-cell office:value-type="float" office:value="0.086239" calcext:value-type="float">
            <text:p>0.086239</text:p>
          </table:table-cell>
          <table:table-cell office:value-type="float" office:value="0.307223" calcext:value-type="float">
            <text:p>0.3072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2032" calcext:value-type="float">
            <text:p>38.2032</text:p>
          </table:table-cell>
          <table:table-cell office:value-type="float" office:value="0.031895" calcext:value-type="float">
            <text:p>0.031895</text:p>
          </table:table-cell>
          <table:table-cell office:value-type="float" office:value="0.041512" calcext:value-type="float">
            <text:p>0.041512</text:p>
          </table:table-cell>
          <table:table-cell office:value-type="float" office:value="0" calcext:value-type="float">
            <text:p>0</text:p>
          </table:table-cell>
          <table:table-cell office:value-type="float" office:value="0.172867" calcext:value-type="float">
            <text:p>0.172867</text:p>
          </table:table-cell>
          <table:table-cell office:value-type="float" office:value="0.059776" calcext:value-type="float">
            <text:p>0.059776</text:p>
          </table:table-cell>
          <table:table-cell office:value-type="float" office:value="0.973859" calcext:value-type="float">
            <text:p>0.973859</text:p>
          </table:table-cell>
          <table:table-cell office:value-type="float" office:value="3.27075" calcext:value-type="float">
            <text:p>3.27075</text:p>
          </table:table-cell>
          <table:table-cell office:value-type="float" office:value="0.087475" calcext:value-type="float">
            <text:p>0.087475</text:p>
          </table:table-cell>
          <table:table-cell office:value-type="float" office:value="0.312112" calcext:value-type="float">
            <text:p>0.3121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1.7972" calcext:value-type="float">
            <text:p>41.7972</text:p>
          </table:table-cell>
          <table:table-cell office:value-type="float" office:value="0.017454" calcext:value-type="float">
            <text:p>0.017454</text:p>
          </table:table-cell>
          <table:table-cell office:value-type="float" office:value="0.03361" calcext:value-type="float">
            <text:p>0.03361</text:p>
          </table:table-cell>
          <table:table-cell office:value-type="float" office:value="0" calcext:value-type="float">
            <text:p>0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120163" calcext:value-type="float">
            <text:p>0.120163</text:p>
          </table:table-cell>
          <table:table-cell office:value-type="float" office:value="0.997221" calcext:value-type="float">
            <text:p>0.997221</text:p>
          </table:table-cell>
          <table:table-cell office:value-type="float" office:value="3.2761" calcext:value-type="float">
            <text:p>3.2761</text:p>
          </table:table-cell>
          <table:table-cell office:value-type="float" office:value="0.088967" calcext:value-type="float">
            <text:p>0.088967</text:p>
          </table:table-cell>
          <table:table-cell office:value-type="float" office:value="0.312904" calcext:value-type="float">
            <text:p>0.3129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.4631" calcext:value-type="float">
            <text:p>42.4631</text:p>
          </table:table-cell>
          <table:table-cell office:value-type="float" office:value="0.012647" calcext:value-type="float">
            <text:p>0.012647</text:p>
          </table:table-cell>
          <table:table-cell office:value-type="float" office:value="0.011718" calcext:value-type="float">
            <text:p>0.011718</text:p>
          </table:table-cell>
          <table:table-cell office:value-type="float" office:value="0" calcext:value-type="float">
            <text:p>0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35774" calcext:value-type="float">
            <text:p>0.035774</text:p>
          </table:table-cell>
          <table:table-cell office:value-type="float" office:value="1.09539" calcext:value-type="float">
            <text:p>1.09539</text:p>
          </table:table-cell>
          <table:table-cell office:value-type="float" office:value="3.41755" calcext:value-type="float">
            <text:p>3.41755</text:p>
          </table:table-cell>
          <table:table-cell office:value-type="float" office:value="0.098286" calcext:value-type="float">
            <text:p>0.098286</text:p>
          </table:table-cell>
          <table:table-cell office:value-type="float" office:value="0.327704" calcext:value-type="float">
            <text:p>0.3277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2.1267" calcext:value-type="float">
            <text:p>42.1267</text:p>
          </table:table-cell>
          <table:table-cell office:value-type="float" office:value="0.033939" calcext:value-type="float">
            <text:p>0.033939</text:p>
          </table:table-cell>
          <table:table-cell office:value-type="float" office:value="0.010195" calcext:value-type="float">
            <text:p>0.010195</text:p>
          </table:table-cell>
          <table:table-cell office:value-type="float" office:value="0" calcext:value-type="float">
            <text:p>0</text:p>
          </table:table-cell>
          <table:table-cell office:value-type="float" office:value="0.210683" calcext:value-type="float">
            <text:p>0.210683</text:p>
          </table:table-cell>
          <table:table-cell office:value-type="float" office:value="0.090896" calcext:value-type="float">
            <text:p>0.090896</text:p>
          </table:table-cell>
          <table:table-cell office:value-type="float" office:value="1.05045" calcext:value-type="float">
            <text:p>1.05045</text:p>
          </table:table-cell>
          <table:table-cell office:value-type="float" office:value="3.67106" calcext:value-type="float">
            <text:p>3.67106</text:p>
          </table:table-cell>
          <table:table-cell office:value-type="float" office:value="0.105679" calcext:value-type="float">
            <text:p>0.105679</text:p>
          </table:table-cell>
          <table:table-cell office:value-type="float" office:value="0.325805" calcext:value-type="float">
            <text:p>0.3258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.5431" calcext:value-type="float">
            <text:p>44.5431</text:p>
          </table:table-cell>
          <table:table-cell office:value-type="float" office:value="0.095886" calcext:value-type="float">
            <text:p>0.095886</text:p>
          </table:table-cell>
          <table:table-cell office:value-type="float" office:value="0.096933" calcext:value-type="float">
            <text:p>0.096933</text:p>
          </table:table-cell>
          <table:table-cell office:value-type="float" office:value="0" calcext:value-type="float">
            <text:p>0</text:p>
          </table:table-cell>
          <table:table-cell office:value-type="float" office:value="0.389253" calcext:value-type="float">
            <text:p>0.389253</text:p>
          </table:table-cell>
          <table:table-cell office:value-type="float" office:value="0.248578" calcext:value-type="float">
            <text:p>0.248578</text:p>
          </table:table-cell>
          <table:table-cell office:value-type="float" office:value="1.11429" calcext:value-type="float">
            <text:p>1.11429</text:p>
          </table:table-cell>
          <table:table-cell office:value-type="float" office:value="3.80566" calcext:value-type="float">
            <text:p>3.80566</text:p>
          </table:table-cell>
          <table:table-cell office:value-type="float" office:value="0.106878" calcext:value-type="float">
            <text:p>0.106878</text:p>
          </table:table-cell>
          <table:table-cell office:value-type="float" office:value="0.346592" calcext:value-type="float">
            <text:p>0.34659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7.6173" calcext:value-type="float">
            <text:p>47.6173</text:p>
          </table:table-cell>
          <table:table-cell office:value-type="float" office:value="0.084267" calcext:value-type="float">
            <text:p>0.084267</text:p>
          </table:table-cell>
          <table:table-cell office:value-type="float" office:value="0.07608" calcext:value-type="float">
            <text:p>0.07608</text:p>
          </table:table-cell>
          <table:table-cell office:value-type="float" office:value="0" calcext:value-type="float">
            <text:p>0</text:p>
          </table:table-cell>
          <table:table-cell office:value-type="float" office:value="0.292615" calcext:value-type="float">
            <text:p>0.292615</text:p>
          </table:table-cell>
          <table:table-cell office:value-type="float" office:value="0.244171" calcext:value-type="float">
            <text:p>0.244171</text:p>
          </table:table-cell>
          <table:table-cell office:value-type="float" office:value="1.15172" calcext:value-type="float">
            <text:p>1.15172</text:p>
          </table:table-cell>
          <table:table-cell office:value-type="float" office:value="3.8732" calcext:value-type="float">
            <text:p>3.8732</text:p>
          </table:table-cell>
          <table:table-cell office:value-type="float" office:value="0.113026" calcext:value-type="float">
            <text:p>0.113026</text:p>
          </table:table-cell>
          <table:table-cell office:value-type="float" office:value="0.339181" calcext:value-type="float">
            <text:p>0.3391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.8984" calcext:value-type="float">
            <text:p>51.8984</text:p>
          </table:table-cell>
          <table:table-cell office:value-type="float" office:value="0.060574" calcext:value-type="float">
            <text:p>0.060574</text:p>
          </table:table-cell>
          <table:table-cell office:value-type="float" office:value="0.049476" calcext:value-type="float">
            <text:p>0.049476</text:p>
          </table:table-cell>
          <table:table-cell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318403" calcext:value-type="float">
            <text:p>0.318403</text:p>
          </table:table-cell>
          <table:table-cell office:value-type="float" office:value="1.16353" calcext:value-type="float">
            <text:p>1.16353</text:p>
          </table:table-cell>
          <table:table-cell office:value-type="float" office:value="4.06454" calcext:value-type="float">
            <text:p>4.06454</text:p>
          </table:table-cell>
          <table:table-cell office:value-type="float" office:value="0.106447" calcext:value-type="float">
            <text:p>0.106447</text:p>
          </table:table-cell>
          <table:table-cell office:value-type="float" office:value="0.334279" calcext:value-type="float">
            <text:p>0.3342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5.043" calcext:value-type="float">
            <text:p>55.043</text:p>
          </table:table-cell>
          <table:table-cell office:value-type="float" office:value="0.017236" calcext:value-type="float">
            <text:p>0.017236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" calcext:value-type="float">
            <text:p>0</text:p>
          </table:table-cell>
          <table:table-cell office:value-type="float" office:value="0.067339" calcext:value-type="float">
            <text:p>0.067339</text:p>
          </table:table-cell>
          <table:table-cell office:value-type="float" office:value="0.070885" calcext:value-type="float">
            <text:p>0.070885</text:p>
          </table:table-cell>
          <table:table-cell office:value-type="float" office:value="1.31862" calcext:value-type="float">
            <text:p>1.31862</text:p>
          </table:table-cell>
          <table:table-cell office:value-type="float" office:value="4.11688" calcext:value-type="float">
            <text:p>4.11688</text:p>
          </table:table-cell>
          <table:table-cell office:value-type="float" office:value="0.113364" calcext:value-type="float">
            <text:p>0.113364</text:p>
          </table:table-cell>
          <table:table-cell office:value-type="float" office:value="0.338321" calcext:value-type="float">
            <text:p>0.3383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0.5094" calcext:value-type="float">
            <text:p>60.5094</text:p>
          </table:table-cell>
          <table:table-cell office:value-type="float" office:value="0.024022" calcext:value-type="float">
            <text:p>0.024022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0" calcext:value-type="float">
            <text:p>0</text:p>
          </table:table-cell>
          <table:table-cell office:value-type="float" office:value="0.100293" calcext:value-type="float">
            <text:p>0.100293</text:p>
          </table:table-cell>
          <table:table-cell office:value-type="float" office:value="0.086436" calcext:value-type="float">
            <text:p>0.086436</text:p>
          </table:table-cell>
          <table:table-cell office:value-type="float" office:value="1.18203" calcext:value-type="float">
            <text:p>1.18203</text:p>
          </table:table-cell>
          <table:table-cell office:value-type="float" office:value="4.08513" calcext:value-type="float">
            <text:p>4.08513</text:p>
          </table:table-cell>
          <table:table-cell office:value-type="float" office:value="0.117791" calcext:value-type="float">
            <text:p>0.117791</text:p>
          </table:table-cell>
          <table:table-cell office:value-type="float" office:value="0.340506" calcext:value-type="float">
            <text:p>0.3405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2.7478" calcext:value-type="float">
            <text:p>62.7478</text:p>
          </table:table-cell>
          <table:table-cell office:value-type="float" office:value="0.057781" calcext:value-type="float">
            <text:p>0.057781</text:p>
          </table:table-cell>
          <table:table-cell office:value-type="float" office:value="0.058637" calcext:value-type="float">
            <text:p>0.058637</text:p>
          </table:table-cell>
          <table:table-cell office:value-type="float" office:value="0" calcext:value-type="float">
            <text:p>0</text:p>
          </table:table-cell>
          <table:table-cell office:value-type="float" office:value="0.175818" calcext:value-type="float">
            <text:p>0.175818</text:p>
          </table:table-cell>
          <table:table-cell office:value-type="float" office:value="0.129145" calcext:value-type="float">
            <text:p>0.129145</text:p>
          </table:table-cell>
          <table:table-cell office:value-type="float" office:value="1.32472" calcext:value-type="float">
            <text:p>1.32472</text:p>
          </table:table-cell>
          <table:table-cell office:value-type="float" office:value="4.14552" calcext:value-type="float">
            <text:p>4.14552</text:p>
          </table:table-cell>
          <table:table-cell office:value-type="float" office:value="0.12563" calcext:value-type="float">
            <text:p>0.12563</text:p>
          </table:table-cell>
          <table:table-cell office:value-type="float" office:value="0.355256" calcext:value-type="float">
            <text:p>0.35525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5.5476" calcext:value-type="float">
            <text:p>65.5476</text:p>
          </table:table-cell>
          <table:table-cell office:value-type="float" office:value="0.033886" calcext:value-type="float">
            <text:p>0.033886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" calcext:value-type="float">
            <text:p>0</text:p>
          </table:table-cell>
          <table:table-cell office:value-type="float" office:value="0.064029" calcext:value-type="float">
            <text:p>0.064029</text:p>
          </table:table-cell>
          <table:table-cell office:value-type="float" office:value="0.153866" calcext:value-type="float">
            <text:p>0.153866</text:p>
          </table:table-cell>
          <table:table-cell office:value-type="float" office:value="1.24637" calcext:value-type="float">
            <text:p>1.24637</text:p>
          </table:table-cell>
          <table:table-cell office:value-type="float" office:value="4.49788" calcext:value-type="float">
            <text:p>4.49788</text:p>
          </table:table-cell>
          <table:table-cell office:value-type="float" office:value="0.123542" calcext:value-type="float">
            <text:p>0.123542</text:p>
          </table:table-cell>
          <table:table-cell office:value-type="float" office:value="0.35978" calcext:value-type="float">
            <text:p>0.359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4.7922" calcext:value-type="float">
            <text:p>64.7922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23547" calcext:value-type="float">
            <text:p>0.023547</text:p>
          </table:table-cell>
          <table:table-cell office:value-type="float" office:value="0" calcext:value-type="float">
            <text:p>0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30015" calcext:value-type="float">
            <text:p>0.030015</text:p>
          </table:table-cell>
          <table:table-cell office:value-type="float" office:value="1.24497" calcext:value-type="float">
            <text:p>1.24497</text:p>
          </table:table-cell>
          <table:table-cell office:value-type="float" office:value="4.34344" calcext:value-type="float">
            <text:p>4.34344</text:p>
          </table:table-cell>
          <table:table-cell office:value-type="float" office:value="0.121415" calcext:value-type="float">
            <text:p>0.121415</text:p>
          </table:table-cell>
          <table:table-cell office:value-type="float" office:value="0.349153" calcext:value-type="float">
            <text:p>0.3491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.4042" calcext:value-type="float">
            <text:p>63.4042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" calcext:value-type="float">
            <text:p>0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032314" calcext:value-type="float">
            <text:p>0.032314</text:p>
          </table:table-cell>
          <table:table-cell office:value-type="float" office:value="1.28662" calcext:value-type="float">
            <text:p>1.28662</text:p>
          </table:table-cell>
          <table:table-cell office:value-type="float" office:value="4.38146" calcext:value-type="float">
            <text:p>4.38146</text:p>
          </table:table-cell>
          <table:table-cell office:value-type="float" office:value="0.12548" calcext:value-type="float">
            <text:p>0.12548</text:p>
          </table:table-cell>
          <table:table-cell office:value-type="float" office:value="0.349171" calcext:value-type="float">
            <text:p>0.34917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3.6431" calcext:value-type="float">
            <text:p>63.6431</text:p>
          </table:table-cell>
          <table:table-cell office:value-type="float" office:value="0.021135" calcext:value-type="float">
            <text:p>0.021135</text:p>
          </table:table-cell>
          <table:table-cell office:value-type="float" office:value="0.016069" calcext:value-type="float">
            <text:p>0.016069</text:p>
          </table:table-cell>
          <table:table-cell office:value-type="float" office:value="0" calcext:value-type="float">
            <text:p>0</text:p>
          </table:table-cell>
          <table:table-cell office:value-type="float" office:value="0.135806" calcext:value-type="float">
            <text:p>0.135806</text:p>
          </table:table-cell>
          <table:table-cell office:value-type="float" office:value="0.057799" calcext:value-type="float">
            <text:p>0.057799</text:p>
          </table:table-cell>
          <table:table-cell office:value-type="float" office:value="1.29378" calcext:value-type="float">
            <text:p>1.29378</text:p>
          </table:table-cell>
          <table:table-cell office:value-type="float" office:value="4.61289" calcext:value-type="float">
            <text:p>4.61289</text:p>
          </table:table-cell>
          <table:table-cell office:value-type="float" office:value="0.138226" calcext:value-type="float">
            <text:p>0.138226</text:p>
          </table:table-cell>
          <table:table-cell office:value-type="float" office:value="0.358862" calcext:value-type="float">
            <text:p>0.3588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.5184" calcext:value-type="float">
            <text:p>66.5184</text:p>
          </table:table-cell>
          <table:table-cell office:value-type="float" office:value="0.016928" calcext:value-type="float">
            <text:p>0.016928</text:p>
          </table:table-cell>
          <table:table-cell office:value-type="float" office:value="0.015454" calcext:value-type="float">
            <text:p>0.015454</text:p>
          </table:table-cell>
          <table:table-cell office:value-type="float" office:value="0" calcext:value-type="float">
            <text:p>0</text:p>
          </table:table-cell>
          <table:table-cell office:value-type="float" office:value="0.097541" calcext:value-type="float">
            <text:p>0.097541</text:p>
          </table:table-cell>
          <table:table-cell office:value-type="float" office:value="0.063133" calcext:value-type="float">
            <text:p>0.063133</text:p>
          </table:table-cell>
          <table:table-cell office:value-type="float" office:value="1.36434" calcext:value-type="float">
            <text:p>1.36434</text:p>
          </table:table-cell>
          <table:table-cell office:value-type="float" office:value="4.80868" calcext:value-type="float">
            <text:p>4.80868</text:p>
          </table:table-cell>
          <table:table-cell office:value-type="float" office:value="0.133408" calcext:value-type="float">
            <text:p>0.133408</text:p>
          </table:table-cell>
          <table:table-cell office:value-type="float" office:value="0.364154" calcext:value-type="float">
            <text:p>0.3641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.8152" calcext:value-type="float">
            <text:p>65.8152</text:p>
          </table:table-cell>
          <table:table-cell office:value-type="float" office:value="0.032259" calcext:value-type="float">
            <text:p>0.032259</text:p>
          </table:table-cell>
          <table:table-cell office:value-type="float" office:value="0.025926" calcext:value-type="float">
            <text:p>0.025926</text:p>
          </table:table-cell>
          <table:table-cell office:value-type="float" office:value="0" calcext:value-type="float">
            <text:p>0</text:p>
          </table:table-cell>
          <table:table-cell office:value-type="float" office:value="0.088885" calcext:value-type="float">
            <text:p>0.088885</text:p>
          </table:table-cell>
          <table:table-cell office:value-type="float" office:value="0.138405" calcext:value-type="float">
            <text:p>0.138405</text:p>
          </table:table-cell>
          <table:table-cell office:value-type="float" office:value="1.41142" calcext:value-type="float">
            <text:p>1.41142</text:p>
          </table:table-cell>
          <table:table-cell office:value-type="float" office:value="4.74366" calcext:value-type="float">
            <text:p>4.74366</text:p>
          </table:table-cell>
          <table:table-cell office:value-type="float" office:value="0.150632" calcext:value-type="float">
            <text:p>0.150632</text:p>
          </table:table-cell>
          <table:table-cell office:value-type="float" office:value="0.39151" calcext:value-type="float">
            <text:p>0.391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6.328" calcext:value-type="float">
            <text:p>46.328</text:p>
          </table:table-cell>
          <table:table-cell office:value-type="float" office:value="0.144007" calcext:value-type="float">
            <text:p>0.144007</text:p>
          </table:table-cell>
          <table:table-cell office:value-type="float" office:value="0.347766" calcext:value-type="float">
            <text:p>0.347766</text:p>
          </table:table-cell>
          <table:table-cell office:value-type="float" office:value="0" calcext:value-type="float">
            <text:p>0</text:p>
          </table:table-cell>
          <table:table-cell office:value-type="float" office:value="0.335552" calcext:value-type="float">
            <text:p>0.335552</text:p>
          </table:table-cell>
          <table:table-cell office:value-type="float" office:value="0.604066" calcext:value-type="float">
            <text:p>0.604066</text:p>
          </table:table-cell>
          <table:table-cell office:value-type="float" office:value="1.64697" calcext:value-type="float">
            <text:p>1.64697</text:p>
          </table:table-cell>
          <table:table-cell office:value-type="float" office:value="4.67859" calcext:value-type="float">
            <text:p>4.67859</text:p>
          </table:table-cell>
          <table:table-cell office:value-type="float" office:value="0.14301" calcext:value-type="float">
            <text:p>0.14301</text:p>
          </table:table-cell>
          <table:table-cell office:value-type="float" office:value="0.386499" calcext:value-type="float">
            <text:p>0.3864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8.0895" calcext:value-type="float">
            <text:p>48.0895</text:p>
          </table:table-cell>
          <table:table-cell office:value-type="float" office:value="0.126218" calcext:value-type="float">
            <text:p>0.126218</text:p>
          </table:table-cell>
          <table:table-cell office:value-type="float" office:value="0.262051" calcext:value-type="float">
            <text:p>0.262051</text:p>
          </table:table-cell>
          <table:table-cell office:value-type="float" office:value="0" calcext:value-type="float">
            <text:p>0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40527" calcext:value-type="float">
            <text:p>0.40527</text:p>
          </table:table-cell>
          <table:table-cell office:value-type="float" office:value="1.58158" calcext:value-type="float">
            <text:p>1.58158</text:p>
          </table:table-cell>
          <table:table-cell office:value-type="float" office:value="5.04173" calcext:value-type="float">
            <text:p>5.04173</text:p>
          </table:table-cell>
          <table:table-cell office:value-type="float" office:value="0.151674" calcext:value-type="float">
            <text:p>0.151674</text:p>
          </table:table-cell>
          <table:table-cell office:value-type="float" office:value="0.384633" calcext:value-type="float">
            <text:p>0.3846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.2979" calcext:value-type="float">
            <text:p>54.2979</text:p>
          </table:table-cell>
          <table:table-cell office:value-type="float" office:value="0.088515" calcext:value-type="float">
            <text:p>0.088515</text:p>
          </table:table-cell>
          <table:table-cell office:value-type="float" office:value="0.110492" calcext:value-type="float">
            <text:p>0.110492</text:p>
          </table:table-cell>
          <table:table-cell office:value-type="float" office:value="0" calcext:value-type="float">
            <text:p>0</text:p>
          </table:table-cell>
          <table:table-cell office:value-type="float" office:value="0.211566" calcext:value-type="float">
            <text:p>0.211566</text:p>
          </table:table-cell>
          <table:table-cell office:value-type="float" office:value="0.362332" calcext:value-type="float">
            <text:p>0.362332</text:p>
          </table:table-cell>
          <table:table-cell office:value-type="float" office:value="1.60799" calcext:value-type="float">
            <text:p>1.60799</text:p>
          </table:table-cell>
          <table:table-cell office:value-type="float" office:value="4.92105" calcext:value-type="float">
            <text:p>4.92105</text:p>
          </table:table-cell>
          <table:table-cell office:value-type="float" office:value="0.144988" calcext:value-type="float">
            <text:p>0.144988</text:p>
          </table:table-cell>
          <table:table-cell office:value-type="float" office:value="0.389401" calcext:value-type="float">
            <text:p>0.3894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.8191" calcext:value-type="float">
            <text:p>55.8191</text:p>
          </table:table-cell>
          <table:table-cell office:value-type="float" office:value="0.052134" calcext:value-type="float">
            <text:p>0.052134</text:p>
          </table:table-cell>
          <table:table-cell office:value-type="float" office:value="0.051955" calcext:value-type="float">
            <text:p>0.051955</text:p>
          </table:table-cell>
          <table:table-cell office:value-type="float" office:value="0" calcext:value-type="float">
            <text:p>0</text:p>
          </table:table-cell>
          <table:table-cell office:value-type="float" office:value="0.116947" calcext:value-type="float">
            <text:p>0.116947</text:p>
          </table:table-cell>
          <table:table-cell office:value-type="float" office:value="0.176303" calcext:value-type="float">
            <text:p>0.176303</text:p>
          </table:table-cell>
          <table:table-cell office:value-type="float" office:value="1.57856" calcext:value-type="float">
            <text:p>1.57856</text:p>
          </table:table-cell>
          <table:table-cell office:value-type="float" office:value="5.08017" calcext:value-type="float">
            <text:p>5.08017</text:p>
          </table:table-cell>
          <table:table-cell office:value-type="float" office:value="0.156701" calcext:value-type="float">
            <text:p>0.156701</text:p>
          </table:table-cell>
          <table:table-cell office:value-type="float" office:value="0.387792" calcext:value-type="float">
            <text:p>0.3877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5.4839" calcext:value-type="float">
            <text:p>55.4839</text:p>
          </table:table-cell>
          <table:table-cell office:value-type="float" office:value="0.063722" calcext:value-type="float">
            <text:p>0.063722</text:p>
          </table:table-cell>
          <table:table-cell office:value-type="float" office:value="0.034737" calcext:value-type="float">
            <text:p>0.034737</text:p>
          </table:table-cell>
          <table:table-cell office:value-type="float" office:value="0" calcext:value-type="float">
            <text:p>0</text:p>
          </table:table-cell>
          <table:table-cell office:value-type="float" office:value="0.166428" calcext:value-type="float">
            <text:p>0.166428</text:p>
          </table:table-cell>
          <table:table-cell office:value-type="float" office:value="0.196401" calcext:value-type="float">
            <text:p>0.196401</text:p>
          </table:table-cell>
          <table:table-cell office:value-type="float" office:value="1.61111" calcext:value-type="float">
            <text:p>1.61111</text:p>
          </table:table-cell>
          <table:table-cell office:value-type="float" office:value="4.96477" calcext:value-type="float">
            <text:p>4.96477</text:p>
          </table:table-cell>
          <table:table-cell office:value-type="float" office:value="0.148764" calcext:value-type="float">
            <text:p>0.148764</text:p>
          </table:table-cell>
          <table:table-cell office:value-type="float" office:value="0.386954" calcext:value-type="float">
            <text:p>0.3869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.8346" calcext:value-type="float">
            <text:p>58.8346</text:p>
          </table:table-cell>
          <table:table-cell office:value-type="float" office:value="0.112557" calcext:value-type="float">
            <text:p>0.112557</text:p>
          </table:table-cell>
          <table:table-cell office:value-type="float" office:value="0.056939" calcext:value-type="float">
            <text:p>0.056939</text:p>
          </table:table-cell>
          <table:table-cell office:value-type="float" office:value="0" calcext:value-type="float">
            <text:p>0</text:p>
          </table:table-cell>
          <table:table-cell office:value-type="float" office:value="0.16346" calcext:value-type="float">
            <text:p>0.16346</text:p>
          </table:table-cell>
          <table:table-cell office:value-type="float" office:value="0.33102" calcext:value-type="float">
            <text:p>0.33102</text:p>
          </table:table-cell>
          <table:table-cell office:value-type="float" office:value="1.79677" calcext:value-type="float">
            <text:p>1.79677</text:p>
          </table:table-cell>
          <table:table-cell office:value-type="float" office:value="5.22772" calcext:value-type="float">
            <text:p>5.22772</text:p>
          </table:table-cell>
          <table:table-cell office:value-type="float" office:value="0.15304" calcext:value-type="float">
            <text:p>0.15304</text:p>
          </table:table-cell>
          <table:table-cell office:value-type="float" office:value="0.477042" calcext:value-type="float">
            <text:p>0.477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04:12:58.642074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04:13:52.433609118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6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2.651cm" svg:height="22.366cm" xlink:href=".." xlink:type="simple" chart:class="chart:scatter" chart:style-name="ch1">
        <chart:legend chart:legend-position="end" svg:x="38.555cm" svg:y="8.643cm" style:legend-expansion="high" chart:style-name="ch2"/>
        <chart:plot-area chart:style-name="ch3" table:cell-range-address="data.A2:data.K500 data.B1:data.K1" chart:data-source-has-labels="row" svg:x="1.864cm" svg:y="0.447cm" svg:width="35.838cm" svg:height="20.491cm">
          <chartooo:coordinate-region svg:x="2.485cm" svg:y="0.647cm" svg:width="34.937cm" svg:height="19.644cm"/>
          <chart:axis chart:dimension="x" chart:name="primary-x" chart:style-name="ch4">
            <chart:title svg:x="18.509cm" svg:y="21.385cm" chart:style-name="ch5">
              <text:p>cameras number</text:p>
            </chart:title>
            <chart:grid chart:style-name="ch6" chart:class="major"/>
          </chart:axis>
          <chart:axis chart:dimension="y" chart:name="primary-y" chart:style-name="ch4">
            <chart:title svg:x="0.451cm" svg:y="11.794cm" chart:style-name="ch7">
              <text:p>execution time</text:p>
            </chart:title>
            <chart:grid chart:style-name="ch6" chart:class="major"/>
          </chart:axis>
          <chart:series chart:style-name="ch8" chart:values-cell-range-address="data.B2:data.B500" chart:label-cell-address="data.B1:data.B1" chart:class="chart:scatter">
            <chart:domain table:cell-range-address="data.A2:data.A500"/>
            <chart:data-point chart:repeated="499"/>
          </chart:series>
          <chart:series chart:style-name="ch9" chart:values-cell-range-address="data.C2:data.C500" chart:label-cell-address="data.C1:data.C1" chart:class="chart:scatter">
            <chart:data-point chart:repeated="499"/>
          </chart:series>
          <chart:series chart:style-name="ch10" chart:values-cell-range-address="data.D2:data.D500" chart:label-cell-address="data.D1:data.D1" chart:class="chart:scatter">
            <chart:data-point chart:repeated="499"/>
          </chart:series>
          <chart:series chart:style-name="ch11" chart:values-cell-range-address="data.E2:data.E500" chart:label-cell-address="data.E1:data.E1" chart:class="chart:scatter">
            <chart:data-point chart:repeated="499"/>
          </chart:series>
          <chart:series chart:style-name="ch12" chart:values-cell-range-address="data.F2:data.F500" chart:label-cell-address="data.F1:data.F1" chart:class="chart:scatter">
            <chart:data-point chart:repeated="499"/>
          </chart:series>
          <chart:series chart:style-name="ch13" chart:values-cell-range-address="data.G2:data.G500" chart:label-cell-address="data.G1:data.G1" chart:class="chart:scatter">
            <chart:data-point chart:repeated="499"/>
          </chart:series>
          <chart:series chart:style-name="ch14" chart:values-cell-range-address="data.H2:data.H500" chart:label-cell-address="data.H1:data.H1" chart:class="chart:scatter">
            <chart:data-point chart:repeated="499"/>
          </chart:series>
          <chart:series chart:style-name="ch15" chart:values-cell-range-address="data.I2:data.I500" chart:label-cell-address="data.I1:data.I1" chart:class="chart:scatter">
            <chart:data-point chart:repeated="499"/>
          </chart:series>
          <chart:series chart:style-name="ch16" chart:values-cell-range-address="data.J2:data.J500" chart:label-cell-address="data.J1:data.J1" chart:class="chart:scatter">
            <chart:data-point chart:repeated="499"/>
          </chart:series>
          <chart:series chart:style-name="ch17" chart:values-cell-range-address="data.K2:data.K500" chart:label-cell-address="data.K1:data.K1" chart:class="chart:scatter">
            <chart:data-point chart:repeated="49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hrinkManifold</text:p>
                <draw:g>
                  <svg:desc>data.B1:data.B1</svg:desc>
                </draw:g>
              </table:table-cell>
              <table:table-cell office:value-type="string">
                <text:p> Add new vertices</text:p>
                <draw:g>
                  <svg:desc>data.C1:data.C1</svg:desc>
                </draw:g>
              </table:table-cell>
              <table:table-cell office:value-type="string">
                <text:p> Move vertices</text:p>
                <draw:g>
                  <svg:desc>data.D1:data.D1</svg:desc>
                </draw:g>
              </table:table-cell>
              <table:table-cell office:value-type="string">
                <text:p> Move Cameras</text:p>
                <draw:g>
                  <svg:desc>data.E1:data.E1</svg:desc>
                </draw:g>
              </table:table-cell>
              <table:table-cell office:value-type="string">
                <text:p> rayTracing</text:p>
                <draw:g>
                  <svg:desc>data.F1:data.F1</svg:desc>
                </draw:g>
              </table:table-cell>
              <table:table-cell office:value-type="string">
                <text:p> rayRetracing</text:p>
                <draw:g>
                  <svg:desc>data.G1:data.G1</svg:desc>
                </draw:g>
              </table:table-cell>
              <table:table-cell office:value-type="string">
                <text:p> growManifold</text:p>
                <draw:g>
                  <svg:desc>data.H1:data.H1</svg:desc>
                </draw:g>
              </table:table-cell>
              <table:table-cell office:value-type="string">
                <text:p> growManifoldSev</text:p>
                <draw:g>
                  <svg:desc>data.I1:data.I1</svg:desc>
                </draw:g>
              </table:table-cell>
              <table:table-cell office:value-type="string">
                <text:p> growManifold</text:p>
                <draw:g>
                  <svg:desc>data.J1:data.J1</svg:desc>
                </draw:g>
              </table:table-cell>
              <table:table-cell office:value-type="string">
                <text:p> Save manifold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500</svg:desc>
                </draw:g>
              </table:table-cell>
              <table:table-cell office:value-type="float" office:value="0.00004">
                <text:p>0.00004</text:p>
                <draw:g>
                  <svg:desc>data.B2:data.B500</svg:desc>
                </draw:g>
              </table:table-cell>
              <table:table-cell office:value-type="float" office:value="0.009291">
                <text:p>0.009291</text:p>
                <draw:g>
                  <svg:desc>data.C2:data.C500</svg:desc>
                </draw:g>
              </table:table-cell>
              <table:table-cell office:value-type="float" office:value="0.000004">
                <text:p>0.000004</text:p>
                <draw:g>
                  <svg:desc>data.D2:data.D500</svg:desc>
                </draw:g>
              </table:table-cell>
              <table:table-cell office:value-type="float" office:value="0">
                <text:p>0</text:p>
                <draw:g>
                  <svg:desc>data.E2:data.E500</svg:desc>
                </draw:g>
              </table:table-cell>
              <table:table-cell office:value-type="float" office:value="0.094004">
                <text:p>0.094004</text:p>
                <draw:g>
                  <svg:desc>data.F2:data.F500</svg:desc>
                </draw:g>
              </table:table-cell>
              <table:table-cell office:value-type="float" office:value="0">
                <text:p>0</text:p>
                <draw:g>
                  <svg:desc>data.G2:data.G500</svg:desc>
                </draw:g>
              </table:table-cell>
              <table:table-cell office:value-type="float" office:value="0.019464">
                <text:p>0.019464</text:p>
                <draw:g>
                  <svg:desc>data.H2:data.H500</svg:desc>
                </draw:g>
              </table:table-cell>
              <table:table-cell office:value-type="float" office:value="0.046947">
                <text:p>0.046947</text:p>
                <draw:g>
                  <svg:desc>data.I2:data.I500</svg:desc>
                </draw:g>
              </table:table-cell>
              <table:table-cell office:value-type="float" office:value="0.001108">
                <text:p>0.001108</text:p>
                <draw:g>
                  <svg:desc>data.J2:data.J500</svg:desc>
                </draw:g>
              </table:table-cell>
              <table:table-cell office:value-type="float" office:value="0.162143">
                <text:p>0.162143</text:p>
                <draw:g>
                  <svg:desc>data.K2:data.K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9789">
                <text:p>0.049789</text:p>
              </table:table-cell>
              <table:table-cell office:value-type="float" office:value="0.040178">
                <text:p>0.040178</text:p>
              </table:table-cell>
              <table:table-cell office:value-type="float" office:value="0.122025">
                <text:p>0.122025</text:p>
              </table:table-cell>
              <table:table-cell office:value-type="float" office:value="0">
                <text:p>0</text:p>
              </table:table-cell>
              <table:table-cell office:value-type="float" office:value="0.116304">
                <text:p>0.116304</text:p>
              </table:table-cell>
              <table:table-cell office:value-type="float" office:value="0.100746">
                <text:p>0.100746</text:p>
              </table:table-cell>
              <table:table-cell office:value-type="float" office:value="0.036078">
                <text:p>0.036078</text:p>
              </table:table-cell>
              <table:table-cell office:value-type="float" office:value="0.102893">
                <text:p>0.102893</text:p>
              </table:table-cell>
              <table:table-cell office:value-type="float" office:value="0.002398">
                <text:p>0.002398</text:p>
              </table:table-cell>
              <table:table-cell office:value-type="float" office:value="0.177222">
                <text:p>0.177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0293">
                <text:p>0.080293</text:p>
              </table:table-cell>
              <table:table-cell office:value-type="float" office:value="0.01384">
                <text:p>0.01384</text:p>
              </table:table-cell>
              <table:table-cell office:value-type="float" office:value="0.019062">
                <text:p>0.019062</text:p>
              </table:table-cell>
              <table:table-cell office:value-type="float" office:value="0">
                <text:p>0</text:p>
              </table:table-cell>
              <table:table-cell office:value-type="float" office:value="0.173593">
                <text:p>0.173593</text:p>
              </table:table-cell>
              <table:table-cell office:value-type="float" office:value="0.025981">
                <text:p>0.025981</text:p>
              </table:table-cell>
              <table:table-cell office:value-type="float" office:value="0.058999">
                <text:p>0.058999</text:p>
              </table:table-cell>
              <table:table-cell office:value-type="float" office:value="0.19189">
                <text:p>0.19189</text:p>
              </table:table-cell>
              <table:table-cell office:value-type="float" office:value="0.004064">
                <text:p>0.004064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47335">
                <text:p>0.147335</text:p>
              </table:table-cell>
              <table:table-cell office:value-type="float" office:value="0.066455">
                <text:p>0.066455</text:p>
              </table:table-cell>
              <table:table-cell office:value-type="float" office:value="0.109175">
                <text:p>0.109175</text:p>
              </table:table-cell>
              <table:table-cell office:value-type="float" office:value="0">
                <text:p>0</text:p>
              </table:table-cell>
              <table:table-cell office:value-type="float" office:value="0.335477">
                <text:p>0.335477</text:p>
              </table:table-cell>
              <table:table-cell office:value-type="float" office:value="0.153974">
                <text:p>0.153974</text:p>
              </table:table-cell>
              <table:table-cell office:value-type="float" office:value="0.095865">
                <text:p>0.095865</text:p>
              </table:table-cell>
              <table:table-cell office:value-type="float" office:value="0.378543">
                <text:p>0.378543</text:p>
              </table:table-cell>
              <table:table-cell office:value-type="float" office:value="0.007225">
                <text:p>0.007225</text:p>
              </table:table-cell>
              <table:table-cell office:value-type="float" office:value="0.16246">
                <text:p>0.1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74927">
                <text:p>0.374927</text:p>
              </table:table-cell>
              <table:table-cell office:value-type="float" office:value="0.089187">
                <text:p>0.089187</text:p>
              </table:table-cell>
              <table:table-cell office:value-type="float" office:value="0.126793">
                <text:p>0.126793</text:p>
              </table:table-cell>
              <table:table-cell office:value-type="float" office:value="0">
                <text:p>0</text:p>
              </table:table-cell>
              <table:table-cell office:value-type="float" office:value="0.350901">
                <text:p>0.350901</text:p>
              </table:table-cell>
              <table:table-cell office:value-type="float" office:value="0.218918">
                <text:p>0.218918</text:p>
              </table:table-cell>
              <table:table-cell office:value-type="float" office:value="0.126622">
                <text:p>0.126622</text:p>
              </table:table-cell>
              <table:table-cell office:value-type="float" office:value="0.413077">
                <text:p>0.413077</text:p>
              </table:table-cell>
              <table:table-cell office:value-type="float" office:value="0.008148">
                <text:p>0.008148</text:p>
              </table:table-cell>
              <table:table-cell office:value-type="float" office:value="0.164774">
                <text:p>0.16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33827">
                <text:p>0.33827</text:p>
              </table:table-cell>
              <table:table-cell office:value-type="float" office:value="0.14478">
                <text:p>0.14478</text:p>
              </table:table-cell>
              <table:table-cell office:value-type="float" office:value="0.124814">
                <text:p>0.124814</text:p>
              </table:table-cell>
              <table:table-cell office:value-type="float" office:value="0">
                <text:p>0</text:p>
              </table:table-cell>
              <table:table-cell office:value-type="float" office:value="0.289721">
                <text:p>0.289721</text:p>
              </table:table-cell>
              <table:table-cell office:value-type="float" office:value="0.480924">
                <text:p>0.480924</text:p>
              </table:table-cell>
              <table:table-cell office:value-type="float" office:value="0.171461">
                <text:p>0.171461</text:p>
              </table:table-cell>
              <table:table-cell office:value-type="float" office:value="0.565542">
                <text:p>0.565542</text:p>
              </table:table-cell>
              <table:table-cell office:value-type="float" office:value="0.011245">
                <text:p>0.011245</text:p>
              </table:table-cell>
              <table:table-cell office:value-type="float" office:value="0.176998">
                <text:p>0.176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743771">
                <text:p>0.743771</text:p>
              </table:table-cell>
              <table:table-cell office:value-type="float" office:value="0.023192">
                <text:p>0.023192</text:p>
              </table:table-cell>
              <table:table-cell office:value-type="float" office:value="0.0007">
                <text:p>0.0007</text:p>
              </table:table-cell>
              <table:table-cell office:value-type="float" office:value="0">
                <text:p>0</text:p>
              </table:table-cell>
              <table:table-cell office:value-type="float" office:value="0.035589">
                <text:p>0.035589</text:p>
              </table:table-cell>
              <table:table-cell office:value-type="float" office:value="0.154641">
                <text:p>0.154641</text:p>
              </table:table-cell>
              <table:table-cell office:value-type="float" office:value="0.176839">
                <text:p>0.176839</text:p>
              </table:table-cell>
              <table:table-cell office:value-type="float" office:value="0.705324">
                <text:p>0.705324</text:p>
              </table:table-cell>
              <table:table-cell office:value-type="float" office:value="0.014584">
                <text:p>0.014584</text:p>
              </table:table-cell>
              <table:table-cell office:value-type="float" office:value="0.175975">
                <text:p>0.175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728795">
                <text:p>0.728795</text:p>
              </table:table-cell>
              <table:table-cell office:value-type="float" office:value="0.018228">
                <text:p>0.018228</text:p>
              </table:table-cell>
              <table:table-cell office:value-type="float" office:value="0.019346">
                <text:p>0.019346</text:p>
              </table:table-cell>
              <table:table-cell office:value-type="float" office:value="0">
                <text:p>0</text:p>
              </table:table-cell>
              <table:table-cell office:value-type="float" office:value="0.106799">
                <text:p>0.106799</text:p>
              </table:table-cell>
              <table:table-cell office:value-type="float" office:value="0.06816">
                <text:p>0.06816</text:p>
              </table:table-cell>
              <table:table-cell office:value-type="float" office:value="0.22737">
                <text:p>0.22737</text:p>
              </table:table-cell>
              <table:table-cell office:value-type="float" office:value="0.803277">
                <text:p>0.803277</text:p>
              </table:table-cell>
              <table:table-cell office:value-type="float" office:value="0.016487">
                <text:p>0.016487</text:p>
              </table:table-cell>
              <table:table-cell office:value-type="float" office:value="0.1811">
                <text:p>0.1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779035">
                <text:p>0.779035</text:p>
              </table:table-cell>
              <table:table-cell office:value-type="float" office:value="0.054134">
                <text:p>0.054134</text:p>
              </table:table-cell>
              <table:table-cell office:value-type="float" office:value="0.049409">
                <text:p>0.049409</text:p>
              </table:table-cell>
              <table:table-cell office:value-type="float" office:value="0">
                <text:p>0</text:p>
              </table:table-cell>
              <table:table-cell office:value-type="float" office:value="0.192742">
                <text:p>0.192742</text:p>
              </table:table-cell>
              <table:table-cell office:value-type="float" office:value="0.093468">
                <text:p>0.093468</text:p>
              </table:table-cell>
              <table:table-cell office:value-type="float" office:value="0.244775">
                <text:p>0.244775</text:p>
              </table:table-cell>
              <table:table-cell office:value-type="float" office:value="0.86476">
                <text:p>0.86476</text:p>
              </table:table-cell>
              <table:table-cell office:value-type="float" office:value="0.018304">
                <text:p>0.018304</text:p>
              </table:table-cell>
              <table:table-cell office:value-type="float" office:value="0.189426">
                <text:p>0.189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871917">
                <text:p>0.871917</text:p>
              </table:table-cell>
              <table:table-cell office:value-type="float" office:value="0.091541">
                <text:p>0.091541</text:p>
              </table:table-cell>
              <table:table-cell office:value-type="float" office:value="0.091781">
                <text:p>0.091781</text:p>
              </table:table-cell>
              <table:table-cell office:value-type="float" office:value="0">
                <text:p>0</text:p>
              </table:table-cell>
              <table:table-cell office:value-type="float" office:value="0.273793">
                <text:p>0.273793</text:p>
              </table:table-cell>
              <table:table-cell office:value-type="float" office:value="0.244655">
                <text:p>0.244655</text:p>
              </table:table-cell>
              <table:table-cell office:value-type="float" office:value="0.265021">
                <text:p>0.265021</text:p>
              </table:table-cell>
              <table:table-cell office:value-type="float" office:value="0.974467">
                <text:p>0.974467</text:p>
              </table:table-cell>
              <table:table-cell office:value-type="float" office:value="0.019975">
                <text:p>0.019975</text:p>
              </table:table-cell>
              <table:table-cell office:value-type="float" office:value="0.187275">
                <text:p>0.187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6355">
                <text:p>0.96355</text:p>
              </table:table-cell>
              <table:table-cell office:value-type="float" office:value="0.132023">
                <text:p>0.132023</text:p>
              </table:table-cell>
              <table:table-cell office:value-type="float" office:value="0.111728">
                <text:p>0.111728</text:p>
              </table:table-cell>
              <table:table-cell office:value-type="float" office:value="0">
                <text:p>0</text:p>
              </table:table-cell>
              <table:table-cell office:value-type="float" office:value="0.35378">
                <text:p>0.35378</text:p>
              </table:table-cell>
              <table:table-cell office:value-type="float" office:value="0.300739">
                <text:p>0.300739</text:p>
              </table:table-cell>
              <table:table-cell office:value-type="float" office:value="0.301232">
                <text:p>0.301232</text:p>
              </table:table-cell>
              <table:table-cell office:value-type="float" office:value="1.02466">
                <text:p>1.02466</text:p>
              </table:table-cell>
              <table:table-cell office:value-type="float" office:value="0.022252">
                <text:p>0.022252</text:p>
              </table:table-cell>
              <table:table-cell office:value-type="float" office:value="0.198274">
                <text:p>0.198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.27408">
                <text:p>1.27408</text:p>
              </table:table-cell>
              <table:table-cell office:value-type="float" office:value="0.032161">
                <text:p>0.032161</text:p>
              </table:table-cell>
              <table:table-cell office:value-type="float" office:value="0.052113">
                <text:p>0.052113</text:p>
              </table:table-cell>
              <table:table-cell office:value-type="float" office:value="0">
                <text:p>0</text:p>
              </table:table-cell>
              <table:table-cell office:value-type="float" office:value="0.079973">
                <text:p>0.079973</text:p>
              </table:table-cell>
              <table:table-cell office:value-type="float" office:value="0.203581">
                <text:p>0.203581</text:p>
              </table:table-cell>
              <table:table-cell office:value-type="float" office:value="0.335181">
                <text:p>0.335181</text:p>
              </table:table-cell>
              <table:table-cell office:value-type="float" office:value="1.10552">
                <text:p>1.10552</text:p>
              </table:table-cell>
              <table:table-cell office:value-type="float" office:value="0.023529">
                <text:p>0.023529</text:p>
              </table:table-cell>
              <table:table-cell office:value-type="float" office:value="0.194048">
                <text:p>0.194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966889">
                <text:p>0.966889</text:p>
              </table:table-cell>
              <table:table-cell office:value-type="float" office:value="0.017252">
                <text:p>0.017252</text:p>
              </table:table-cell>
              <table:table-cell office:value-type="float" office:value="0.010205">
                <text:p>0.010205</text:p>
              </table:table-cell>
              <table:table-cell office:value-type="float" office:value="0">
                <text:p>0</text:p>
              </table:table-cell>
              <table:table-cell office:value-type="float" office:value="0.14631">
                <text:p>0.14631</text:p>
              </table:table-cell>
              <table:table-cell office:value-type="float" office:value="0.108946">
                <text:p>0.108946</text:p>
              </table:table-cell>
              <table:table-cell office:value-type="float" office:value="0.374505">
                <text:p>0.374505</text:p>
              </table:table-cell>
              <table:table-cell office:value-type="float" office:value="1.20667">
                <text:p>1.20667</text:p>
              </table:table-cell>
              <table:table-cell office:value-type="float" office:value="0.026585">
                <text:p>0.026585</text:p>
              </table:table-cell>
              <table:table-cell office:value-type="float" office:value="0.200616">
                <text:p>0.200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.11395">
                <text:p>1.11395</text:p>
              </table:table-cell>
              <table:table-cell office:value-type="float" office:value="0.05601">
                <text:p>0.05601</text:p>
              </table:table-cell>
              <table:table-cell office:value-type="float" office:value="0.102361">
                <text:p>0.102361</text:p>
              </table:table-cell>
              <table:table-cell office:value-type="float" office:value="0">
                <text:p>0</text:p>
              </table:table-cell>
              <table:table-cell office:value-type="float" office:value="0.381979">
                <text:p>0.381979</text:p>
              </table:table-cell>
              <table:table-cell office:value-type="float" office:value="0.148294">
                <text:p>0.148294</text:p>
              </table:table-cell>
              <table:table-cell office:value-type="float" office:value="0.436373">
                <text:p>0.436373</text:p>
              </table:table-cell>
              <table:table-cell office:value-type="float" office:value="1.3437">
                <text:p>1.3437</text:p>
              </table:table-cell>
              <table:table-cell office:value-type="float" office:value="0.029877">
                <text:p>0.029877</text:p>
              </table:table-cell>
              <table:table-cell office:value-type="float" office:value="0.208459">
                <text:p>0.208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.25533">
                <text:p>1.25533</text:p>
              </table:table-cell>
              <table:table-cell office:value-type="float" office:value="0.060975">
                <text:p>0.060975</text:p>
              </table:table-cell>
              <table:table-cell office:value-type="float" office:value="0.12161">
                <text:p>0.12161</text:p>
              </table:table-cell>
              <table:table-cell office:value-type="float" office:value="0">
                <text:p>0</text:p>
              </table:table-cell>
              <table:table-cell office:value-type="float" office:value="0.275418">
                <text:p>0.275418</text:p>
              </table:table-cell>
              <table:table-cell office:value-type="float" office:value="0.260004">
                <text:p>0.260004</text:p>
              </table:table-cell>
              <table:table-cell office:value-type="float" office:value="0.475945">
                <text:p>0.475945</text:p>
              </table:table-cell>
              <table:table-cell office:value-type="float" office:value="1.40334">
                <text:p>1.40334</text:p>
              </table:table-cell>
              <table:table-cell office:value-type="float" office:value="0.031479">
                <text:p>0.031479</text:p>
              </table:table-cell>
              <table:table-cell office:value-type="float" office:value="0.213748">
                <text:p>0.213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.42905">
                <text:p>1.42905</text:p>
              </table:table-cell>
              <table:table-cell office:value-type="float" office:value="0.045483">
                <text:p>0.045483</text:p>
              </table:table-cell>
              <table:table-cell office:value-type="float" office:value="0.038234">
                <text:p>0.038234</text:p>
              </table:table-cell>
              <table:table-cell office:value-type="float" office:value="0">
                <text:p>0</text:p>
              </table:table-cell>
              <table:table-cell office:value-type="float" office:value="0.107152">
                <text:p>0.107152</text:p>
              </table:table-cell>
              <table:table-cell office:value-type="float" office:value="0.181317">
                <text:p>0.181317</text:p>
              </table:table-cell>
              <table:table-cell office:value-type="float" office:value="0.463672">
                <text:p>0.463672</text:p>
              </table:table-cell>
              <table:table-cell office:value-type="float" office:value="1.36381">
                <text:p>1.36381</text:p>
              </table:table-cell>
              <table:table-cell office:value-type="float" office:value="0.032765">
                <text:p>0.032765</text:p>
              </table:table-cell>
              <table:table-cell office:value-type="float" office:value="0.217805">
                <text:p>0.217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.5372">
                <text:p>1.5372</text:p>
              </table:table-cell>
              <table:table-cell office:value-type="float" office:value="0.029484">
                <text:p>0.029484</text:p>
              </table:table-cell>
              <table:table-cell office:value-type="float" office:value="0.020021">
                <text:p>0.020021</text:p>
              </table:table-cell>
              <table:table-cell office:value-type="float" office:value="0">
                <text:p>0</text:p>
              </table:table-cell>
              <table:table-cell office:value-type="float" office:value="0.04226">
                <text:p>0.04226</text:p>
              </table:table-cell>
              <table:table-cell office:value-type="float" office:value="0.127328">
                <text:p>0.127328</text:p>
              </table:table-cell>
              <table:table-cell office:value-type="float" office:value="0.505021">
                <text:p>0.505021</text:p>
              </table:table-cell>
              <table:table-cell office:value-type="float" office:value="1.45163">
                <text:p>1.45163</text:p>
              </table:table-cell>
              <table:table-cell office:value-type="float" office:value="0.033417">
                <text:p>0.033417</text:p>
              </table:table-cell>
              <table:table-cell office:value-type="float" office:value="0.219569">
                <text:p>0.219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3.46431">
                <text:p>3.46431</text:p>
              </table:table-cell>
              <table:table-cell office:value-type="float" office:value="0.011613">
                <text:p>0.011613</text:p>
              </table:table-cell>
              <table:table-cell office:value-type="float" office:value="0.011161">
                <text:p>0.011161</text:p>
              </table:table-cell>
              <table:table-cell office:value-type="float" office:value="0">
                <text:p>0</text:p>
              </table:table-cell>
              <table:table-cell office:value-type="float" office:value="0.08259">
                <text:p>0.08259</text:p>
              </table:table-cell>
              <table:table-cell office:value-type="float" office:value="0.052121">
                <text:p>0.052121</text:p>
              </table:table-cell>
              <table:table-cell office:value-type="float" office:value="0.418993">
                <text:p>0.418993</text:p>
              </table:table-cell>
              <table:table-cell office:value-type="float" office:value="1.48327">
                <text:p>1.48327</text:p>
              </table:table-cell>
              <table:table-cell office:value-type="float" office:value="0.037461">
                <text:p>0.037461</text:p>
              </table:table-cell>
              <table:table-cell office:value-type="float" office:value="0.228069">
                <text:p>0.228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4.81094">
                <text:p>4.81094</text:p>
              </table:table-cell>
              <table:table-cell office:value-type="float" office:value="0.044042">
                <text:p>0.044042</text:p>
              </table:table-cell>
              <table:table-cell office:value-type="float" office:value="0.016461">
                <text:p>0.016461</text:p>
              </table:table-cell>
              <table:table-cell office:value-type="float" office:value="0">
                <text:p>0</text:p>
              </table:table-cell>
              <table:table-cell office:value-type="float" office:value="0.273445">
                <text:p>0.273445</text:p>
              </table:table-cell>
              <table:table-cell office:value-type="float" office:value="0.095568">
                <text:p>0.095568</text:p>
              </table:table-cell>
              <table:table-cell office:value-type="float" office:value="0.474725">
                <text:p>0.474725</text:p>
              </table:table-cell>
              <table:table-cell office:value-type="float" office:value="1.61467">
                <text:p>1.61467</text:p>
              </table:table-cell>
              <table:table-cell office:value-type="float" office:value="0.041904">
                <text:p>0.041904</text:p>
              </table:table-cell>
              <table:table-cell office:value-type="float" office:value="0.231691">
                <text:p>0.231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.18236">
                <text:p>7.18236</text:p>
              </table:table-cell>
              <table:table-cell office:value-type="float" office:value="0.119695">
                <text:p>0.119695</text:p>
              </table:table-cell>
              <table:table-cell office:value-type="float" office:value="0.126417">
                <text:p>0.126417</text:p>
              </table:table-cell>
              <table:table-cell office:value-type="float" office:value="0">
                <text:p>0</text:p>
              </table:table-cell>
              <table:table-cell office:value-type="float" office:value="0.310389">
                <text:p>0.310389</text:p>
              </table:table-cell>
              <table:table-cell office:value-type="float" office:value="0.205981">
                <text:p>0.205981</text:p>
              </table:table-cell>
              <table:table-cell office:value-type="float" office:value="0.49935">
                <text:p>0.49935</text:p>
              </table:table-cell>
              <table:table-cell office:value-type="float" office:value="1.76014">
                <text:p>1.76014</text:p>
              </table:table-cell>
              <table:table-cell office:value-type="float" office:value="0.047297">
                <text:p>0.047297</text:p>
              </table:table-cell>
              <table:table-cell office:value-type="float" office:value="0.249866">
                <text:p>0.249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7.97795">
                <text:p>7.97795</text:p>
              </table:table-cell>
              <table:table-cell office:value-type="float" office:value="0.073491">
                <text:p>0.07349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101476">
                <text:p>0.101476</text:p>
              </table:table-cell>
              <table:table-cell office:value-type="float" office:value="0.46027">
                <text:p>0.46027</text:p>
              </table:table-cell>
              <table:table-cell office:value-type="float" office:value="0.541968">
                <text:p>0.541968</text:p>
              </table:table-cell>
              <table:table-cell office:value-type="float" office:value="1.84234">
                <text:p>1.84234</text:p>
              </table:table-cell>
              <table:table-cell office:value-type="float" office:value="0.044816">
                <text:p>0.044816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7.5976">
                <text:p>7.5976</text:p>
              </table:table-cell>
              <table:table-cell office:value-type="float" office:value="0.062173">
                <text:p>0.062173</text:p>
              </table:table-cell>
              <table:table-cell office:value-type="float" office:value="0.083916">
                <text:p>0.083916</text:p>
              </table:table-cell>
              <table:table-cell office:value-type="float" office:value="0">
                <text:p>0</text:p>
              </table:table-cell>
              <table:table-cell office:value-type="float" office:value="0.317684">
                <text:p>0.317684</text:p>
              </table:table-cell>
              <table:table-cell office:value-type="float" office:value="0.112359">
                <text:p>0.112359</text:p>
              </table:table-cell>
              <table:table-cell office:value-type="float" office:value="0.592194">
                <text:p>0.592194</text:p>
              </table:table-cell>
              <table:table-cell office:value-type="float" office:value="2.0406">
                <text:p>2.0406</text:p>
              </table:table-cell>
              <table:table-cell office:value-type="float" office:value="0.05061">
                <text:p>0.05061</text:p>
              </table:table-cell>
              <table:table-cell office:value-type="float" office:value="0.250614">
                <text:p>0.250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7.04775">
                <text:p>7.04775</text:p>
              </table:table-cell>
              <table:table-cell office:value-type="float" office:value="0.073376">
                <text:p>0.073376</text:p>
              </table:table-cell>
              <table:table-cell office:value-type="float" office:value="0.053087">
                <text:p>0.053087</text:p>
              </table:table-cell>
              <table:table-cell office:value-type="float" office:value="0">
                <text:p>0</text:p>
              </table:table-cell>
              <table:table-cell office:value-type="float" office:value="0.213489">
                <text:p>0.213489</text:p>
              </table:table-cell>
              <table:table-cell office:value-type="float" office:value="0.29644">
                <text:p>0.29644</text:p>
              </table:table-cell>
              <table:table-cell office:value-type="float" office:value="0.61256">
                <text:p>0.61256</text:p>
              </table:table-cell>
              <table:table-cell office:value-type="float" office:value="2.04607">
                <text:p>2.04607</text:p>
              </table:table-cell>
              <table:table-cell office:value-type="float" office:value="0.053939">
                <text:p>0.053939</text:p>
              </table:table-cell>
              <table:table-cell office:value-type="float" office:value="0.268285">
                <text:p>0.268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7.52948">
                <text:p>7.52948</text:p>
              </table:table-cell>
              <table:table-cell office:value-type="float" office:value="0.070949">
                <text:p>0.070949</text:p>
              </table:table-cell>
              <table:table-cell office:value-type="float" office:value="0.038067">
                <text:p>0.038067</text:p>
              </table:table-cell>
              <table:table-cell office:value-type="float" office:value="0">
                <text:p>0</text:p>
              </table:table-cell>
              <table:table-cell office:value-type="float" office:value="0.158486">
                <text:p>0.158486</text:p>
              </table:table-cell>
              <table:table-cell office:value-type="float" office:value="0.179362">
                <text:p>0.179362</text:p>
              </table:table-cell>
              <table:table-cell office:value-type="float" office:value="0.661291">
                <text:p>0.661291</text:p>
              </table:table-cell>
              <table:table-cell office:value-type="float" office:value="2.15474">
                <text:p>2.15474</text:p>
              </table:table-cell>
              <table:table-cell office:value-type="float" office:value="0.055193">
                <text:p>0.055193</text:p>
              </table:table-cell>
              <table:table-cell office:value-type="float" office:value="0.281614">
                <text:p>0.281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.2091">
                <text:p>7.2091</text:p>
              </table:table-cell>
              <table:table-cell office:value-type="float" office:value="0.057398">
                <text:p>0.057398</text:p>
              </table:table-cell>
              <table:table-cell office:value-type="float" office:value="0.02291">
                <text:p>0.02291</text:p>
              </table:table-cell>
              <table:table-cell office:value-type="float" office:value="0">
                <text:p>0</text:p>
              </table:table-cell>
              <table:table-cell office:value-type="float" office:value="0.2199">
                <text:p>0.2199</text:p>
              </table:table-cell>
              <table:table-cell office:value-type="float" office:value="0.142471">
                <text:p>0.142471</text:p>
              </table:table-cell>
              <table:table-cell office:value-type="float" office:value="0.712101">
                <text:p>0.712101</text:p>
              </table:table-cell>
              <table:table-cell office:value-type="float" office:value="2.27336">
                <text:p>2.27336</text:p>
              </table:table-cell>
              <table:table-cell office:value-type="float" office:value="0.05811">
                <text:p>0.05811</text:p>
              </table:table-cell>
              <table:table-cell office:value-type="float" office:value="0.262248">
                <text:p>0.262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10.4596">
                <text:p>10.4596</text:p>
              </table:table-cell>
              <table:table-cell office:value-type="float" office:value="0.065993">
                <text:p>0.065993</text:p>
              </table:table-cell>
              <table:table-cell office:value-type="float" office:value="0.142999">
                <text:p>0.142999</text:p>
              </table:table-cell>
              <table:table-cell office:value-type="float" office:value="0">
                <text:p>0</text:p>
              </table:table-cell>
              <table:table-cell office:value-type="float" office:value="0.169985">
                <text:p>0.169985</text:p>
              </table:table-cell>
              <table:table-cell office:value-type="float" office:value="0.252821">
                <text:p>0.252821</text:p>
              </table:table-cell>
              <table:table-cell office:value-type="float" office:value="0.747518">
                <text:p>0.747518</text:p>
              </table:table-cell>
              <table:table-cell office:value-type="float" office:value="2.37742">
                <text:p>2.37742</text:p>
              </table:table-cell>
              <table:table-cell office:value-type="float" office:value="0.06284">
                <text:p>0.06284</text:p>
              </table:table-cell>
              <table:table-cell office:value-type="float" office:value="0.270806">
                <text:p>0.270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6.3176">
                <text:p>16.3176</text:p>
              </table:table-cell>
              <table:table-cell office:value-type="float" office:value="0.020453">
                <text:p>0.020453</text:p>
              </table:table-cell>
              <table:table-cell office:value-type="float" office:value="0.015677">
                <text:p>0.015677</text:p>
              </table:table-cell>
              <table:table-cell office:value-type="float" office:value="0">
                <text:p>0</text:p>
              </table:table-cell>
              <table:table-cell office:value-type="float" office:value="0.159711">
                <text:p>0.159711</text:p>
              </table:table-cell>
              <table:table-cell office:value-type="float" office:value="0.063278">
                <text:p>0.063278</text:p>
              </table:table-cell>
              <table:table-cell office:value-type="float" office:value="0.785121">
                <text:p>0.785121</text:p>
              </table:table-cell>
              <table:table-cell office:value-type="float" office:value="2.41589">
                <text:p>2.41589</text:p>
              </table:table-cell>
              <table:table-cell office:value-type="float" office:value="0.066797">
                <text:p>0.066797</text:p>
              </table:table-cell>
              <table:table-cell office:value-type="float" office:value="0.275054">
                <text:p>0.275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23.9562">
                <text:p>23.9562</text:p>
              </table:table-cell>
              <table:table-cell office:value-type="float" office:value="0.037145">
                <text:p>0.037145</text:p>
              </table:table-cell>
              <table:table-cell office:value-type="float" office:value="0.107872">
                <text:p>0.107872</text:p>
              </table:table-cell>
              <table:table-cell office:value-type="float" office:value="0">
                <text:p>0</text:p>
              </table:table-cell>
              <table:table-cell office:value-type="float" office:value="0.22188">
                <text:p>0.22188</text:p>
              </table:table-cell>
              <table:table-cell office:value-type="float" office:value="0.138068">
                <text:p>0.138068</text:p>
              </table:table-cell>
              <table:table-cell office:value-type="float" office:value="0.822594">
                <text:p>0.822594</text:p>
              </table:table-cell>
              <table:table-cell office:value-type="float" office:value="2.49984">
                <text:p>2.49984</text:p>
              </table:table-cell>
              <table:table-cell office:value-type="float" office:value="0.064435">
                <text:p>0.064435</text:p>
              </table:table-cell>
              <table:table-cell office:value-type="float" office:value="0.277053">
                <text:p>0.277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27.0257">
                <text:p>27.0257</text:p>
              </table:table-cell>
              <table:table-cell office:value-type="float" office:value="0.021765">
                <text:p>0.021765</text:p>
              </table:table-cell>
              <table:table-cell office:value-type="float" office:value="0.023418">
                <text:p>0.023418</text:p>
              </table:table-cell>
              <table:table-cell office:value-type="float" office:value="0">
                <text:p>0</text:p>
              </table:table-cell>
              <table:table-cell office:value-type="float" office:value="0.101997">
                <text:p>0.101997</text:p>
              </table:table-cell>
              <table:table-cell office:value-type="float" office:value="0.115987">
                <text:p>0.115987</text:p>
              </table:table-cell>
              <table:table-cell office:value-type="float" office:value="0.773951">
                <text:p>0.773951</text:p>
              </table:table-cell>
              <table:table-cell office:value-type="float" office:value="2.63599">
                <text:p>2.63599</text:p>
              </table:table-cell>
              <table:table-cell office:value-type="float" office:value="0.066775">
                <text:p>0.066775</text:p>
              </table:table-cell>
              <table:table-cell office:value-type="float" office:value="0.278001">
                <text:p>0.278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27.0665">
                <text:p>27.0665</text:p>
              </table:table-cell>
              <table:table-cell office:value-type="float" office:value="0.019119">
                <text:p>0.019119</text:p>
              </table:table-cell>
              <table:table-cell office:value-type="float" office:value="0.034232">
                <text:p>0.034232</text:p>
              </table:table-cell>
              <table:table-cell office:value-type="float" office:value="0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120182">
                <text:p>0.120182</text:p>
              </table:table-cell>
              <table:table-cell office:value-type="float" office:value="0.794872">
                <text:p>0.794872</text:p>
              </table:table-cell>
              <table:table-cell office:value-type="float" office:value="2.85089">
                <text:p>2.85089</text:p>
              </table:table-cell>
              <table:table-cell office:value-type="float" office:value="0.075979">
                <text:p>0.075979</text:p>
              </table:table-cell>
              <table:table-cell office:value-type="float" office:value="0.282883">
                <text:p>0.282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29.182">
                <text:p>29.182</text:p>
              </table:table-cell>
              <table:table-cell office:value-type="float" office:value="0.012475">
                <text:p>0.012475</text:p>
              </table:table-cell>
              <table:table-cell office:value-type="float" office:value="0.012795">
                <text:p>0.012795</text:p>
              </table:table-cell>
              <table:table-cell office:value-type="float" office:value="0">
                <text:p>0</text:p>
              </table:table-cell>
              <table:table-cell office:value-type="float" office:value="0.068882">
                <text:p>0.068882</text:p>
              </table:table-cell>
              <table:table-cell office:value-type="float" office:value="0.046191">
                <text:p>0.046191</text:p>
              </table:table-cell>
              <table:table-cell office:value-type="float" office:value="0.779559">
                <text:p>0.779559</text:p>
              </table:table-cell>
              <table:table-cell office:value-type="float" office:value="2.74972">
                <text:p>2.74972</text:p>
              </table:table-cell>
              <table:table-cell office:value-type="float" office:value="0.073178">
                <text:p>0.073178</text:p>
              </table:table-cell>
              <table:table-cell office:value-type="float" office:value="0.283751">
                <text:p>0.283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29.4122">
                <text:p>29.4122</text:p>
              </table:table-cell>
              <table:table-cell office:value-type="float" office:value="0.019247">
                <text:p>0.019247</text:p>
              </table:table-cell>
              <table:table-cell office:value-type="float" office:value="0.030456">
                <text:p>0.030456</text:p>
              </table:table-cell>
              <table:table-cell office:value-type="float" office:value="0">
                <text:p>0</text:p>
              </table:table-cell>
              <table:table-cell office:value-type="float" office:value="0.133299">
                <text:p>0.133299</text:p>
              </table:table-cell>
              <table:table-cell office:value-type="float" office:value="0.078939">
                <text:p>0.078939</text:p>
              </table:table-cell>
              <table:table-cell office:value-type="float" office:value="0.795999">
                <text:p>0.795999</text:p>
              </table:table-cell>
              <table:table-cell office:value-type="float" office:value="2.68809">
                <text:p>2.68809</text:p>
              </table:table-cell>
              <table:table-cell office:value-type="float" office:value="0.070356">
                <text:p>0.070356</text:p>
              </table:table-cell>
              <table:table-cell office:value-type="float" office:value="0.286924">
                <text:p>0.286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31.2916">
                <text:p>31.2916</text:p>
              </table:table-cell>
              <table:table-cell office:value-type="float" office:value="0.039374">
                <text:p>0.039374</text:p>
              </table:table-cell>
              <table:table-cell office:value-type="float" office:value="0.036746">
                <text:p>0.036746</text:p>
              </table:table-cell>
              <table:table-cell office:value-type="float" office:value="0">
                <text:p>0</text:p>
              </table:table-cell>
              <table:table-cell office:value-type="float" office:value="0.292284">
                <text:p>0.292284</text:p>
              </table:table-cell>
              <table:table-cell office:value-type="float" office:value="0.107983">
                <text:p>0.107983</text:p>
              </table:table-cell>
              <table:table-cell office:value-type="float" office:value="0.841627">
                <text:p>0.841627</text:p>
              </table:table-cell>
              <table:table-cell office:value-type="float" office:value="3.03143">
                <text:p>3.03143</text:p>
              </table:table-cell>
              <table:table-cell office:value-type="float" office:value="0.081312">
                <text:p>0.081312</text:p>
              </table:table-cell>
              <table:table-cell office:value-type="float" office:value="0.292596">
                <text:p>0.292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32.8766">
                <text:p>32.8766</text:p>
              </table:table-cell>
              <table:table-cell office:value-type="float" office:value="0.170872">
                <text:p>0.170872</text:p>
              </table:table-cell>
              <table:table-cell office:value-type="float" office:value="0.176179">
                <text:p>0.176179</text:p>
              </table:table-cell>
              <table:table-cell office:value-type="float" office:value="0">
                <text:p>0</text:p>
              </table:table-cell>
              <table:table-cell office:value-type="float" office:value="0.381454">
                <text:p>0.381454</text:p>
              </table:table-cell>
              <table:table-cell office:value-type="float" office:value="0.32388">
                <text:p>0.32388</text:p>
              </table:table-cell>
              <table:table-cell office:value-type="float" office:value="0.923215">
                <text:p>0.923215</text:p>
              </table:table-cell>
              <table:table-cell office:value-type="float" office:value="3.18743">
                <text:p>3.18743</text:p>
              </table:table-cell>
              <table:table-cell office:value-type="float" office:value="0.09071">
                <text:p>0.09071</text:p>
              </table:table-cell>
              <table:table-cell office:value-type="float" office:value="0.305734">
                <text:p>0.305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37.4048">
                <text:p>37.4048</text:p>
              </table:table-cell>
              <table:table-cell office:value-type="float" office:value="0.053822">
                <text:p>0.053822</text:p>
              </table:table-cell>
              <table:table-cell office:value-type="float" office:value="0.055873">
                <text:p>0.055873</text:p>
              </table:table-cell>
              <table:table-cell office:value-type="float" office:value="0">
                <text:p>0</text:p>
              </table:table-cell>
              <table:table-cell office:value-type="float" office:value="0.127887">
                <text:p>0.127887</text:p>
              </table:table-cell>
              <table:table-cell office:value-type="float" office:value="0.373102">
                <text:p>0.373102</text:p>
              </table:table-cell>
              <table:table-cell office:value-type="float" office:value="0.93953">
                <text:p>0.93953</text:p>
              </table:table-cell>
              <table:table-cell office:value-type="float" office:value="3.08707">
                <text:p>3.08707</text:p>
              </table:table-cell>
              <table:table-cell office:value-type="float" office:value="0.086239">
                <text:p>0.086239</text:p>
              </table:table-cell>
              <table:table-cell office:value-type="float" office:value="0.307223">
                <text:p>0.307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38.2032">
                <text:p>38.2032</text:p>
              </table:table-cell>
              <table:table-cell office:value-type="float" office:value="0.031895">
                <text:p>0.031895</text:p>
              </table:table-cell>
              <table:table-cell office:value-type="float" office:value="0.041512">
                <text:p>0.041512</text:p>
              </table:table-cell>
              <table:table-cell office:value-type="float" office:value="0">
                <text:p>0</text:p>
              </table:table-cell>
              <table:table-cell office:value-type="float" office:value="0.172867">
                <text:p>0.172867</text:p>
              </table:table-cell>
              <table:table-cell office:value-type="float" office:value="0.059776">
                <text:p>0.059776</text:p>
              </table:table-cell>
              <table:table-cell office:value-type="float" office:value="0.973859">
                <text:p>0.973859</text:p>
              </table:table-cell>
              <table:table-cell office:value-type="float" office:value="3.27075">
                <text:p>3.27075</text:p>
              </table:table-cell>
              <table:table-cell office:value-type="float" office:value="0.087475">
                <text:p>0.087475</text:p>
              </table:table-cell>
              <table:table-cell office:value-type="float" office:value="0.312112">
                <text:p>0.312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41.7972">
                <text:p>41.7972</text:p>
              </table:table-cell>
              <table:table-cell office:value-type="float" office:value="0.017454">
                <text:p>0.017454</text:p>
              </table:table-cell>
              <table:table-cell office:value-type="float" office:value="0.03361">
                <text:p>0.03361</text:p>
              </table:table-cell>
              <table:table-cell office:value-type="float" office:value="0">
                <text:p>0</text:p>
              </table:table-cell>
              <table:table-cell office:value-type="float" office:value="0.06079">
                <text:p>0.06079</text:p>
              </table:table-cell>
              <table:table-cell office:value-type="float" office:value="0.120163">
                <text:p>0.120163</text:p>
              </table:table-cell>
              <table:table-cell office:value-type="float" office:value="0.997221">
                <text:p>0.997221</text:p>
              </table:table-cell>
              <table:table-cell office:value-type="float" office:value="3.2761">
                <text:p>3.2761</text:p>
              </table:table-cell>
              <table:table-cell office:value-type="float" office:value="0.088967">
                <text:p>0.088967</text:p>
              </table:table-cell>
              <table:table-cell office:value-type="float" office:value="0.312904">
                <text:p>0.312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42.4631">
                <text:p>42.4631</text:p>
              </table:table-cell>
              <table:table-cell office:value-type="float" office:value="0.012647">
                <text:p>0.012647</text:p>
              </table:table-cell>
              <table:table-cell office:value-type="float" office:value="0.011718">
                <text:p>0.011718</text:p>
              </table:table-cell>
              <table:table-cell office:value-type="float" office:value="0">
                <text:p>0</text:p>
              </table:table-cell>
              <table:table-cell office:value-type="float" office:value="0.140852">
                <text:p>0.140852</text:p>
              </table:table-cell>
              <table:table-cell office:value-type="float" office:value="0.035774">
                <text:p>0.035774</text:p>
              </table:table-cell>
              <table:table-cell office:value-type="float" office:value="1.09539">
                <text:p>1.09539</text:p>
              </table:table-cell>
              <table:table-cell office:value-type="float" office:value="3.41755">
                <text:p>3.41755</text:p>
              </table:table-cell>
              <table:table-cell office:value-type="float" office:value="0.098286">
                <text:p>0.098286</text:p>
              </table:table-cell>
              <table:table-cell office:value-type="float" office:value="0.327704">
                <text:p>0.327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42.1267">
                <text:p>42.1267</text:p>
              </table:table-cell>
              <table:table-cell office:value-type="float" office:value="0.033939">
                <text:p>0.033939</text:p>
              </table:table-cell>
              <table:table-cell office:value-type="float" office:value="0.010195">
                <text:p>0.010195</text:p>
              </table:table-cell>
              <table:table-cell office:value-type="float" office:value="0">
                <text:p>0</text:p>
              </table:table-cell>
              <table:table-cell office:value-type="float" office:value="0.210683">
                <text:p>0.210683</text:p>
              </table:table-cell>
              <table:table-cell office:value-type="float" office:value="0.090896">
                <text:p>0.090896</text:p>
              </table:table-cell>
              <table:table-cell office:value-type="float" office:value="1.05045">
                <text:p>1.05045</text:p>
              </table:table-cell>
              <table:table-cell office:value-type="float" office:value="3.67106">
                <text:p>3.67106</text:p>
              </table:table-cell>
              <table:table-cell office:value-type="float" office:value="0.105679">
                <text:p>0.105679</text:p>
              </table:table-cell>
              <table:table-cell office:value-type="float" office:value="0.325805">
                <text:p>0.325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44.5431">
                <text:p>44.5431</text:p>
              </table:table-cell>
              <table:table-cell office:value-type="float" office:value="0.095886">
                <text:p>0.095886</text:p>
              </table:table-cell>
              <table:table-cell office:value-type="float" office:value="0.096933">
                <text:p>0.096933</text:p>
              </table:table-cell>
              <table:table-cell office:value-type="float" office:value="0">
                <text:p>0</text:p>
              </table:table-cell>
              <table:table-cell office:value-type="float" office:value="0.389253">
                <text:p>0.389253</text:p>
              </table:table-cell>
              <table:table-cell office:value-type="float" office:value="0.248578">
                <text:p>0.248578</text:p>
              </table:table-cell>
              <table:table-cell office:value-type="float" office:value="1.11429">
                <text:p>1.11429</text:p>
              </table:table-cell>
              <table:table-cell office:value-type="float" office:value="3.80566">
                <text:p>3.80566</text:p>
              </table:table-cell>
              <table:table-cell office:value-type="float" office:value="0.106878">
                <text:p>0.106878</text:p>
              </table:table-cell>
              <table:table-cell office:value-type="float" office:value="0.346592">
                <text:p>0.346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47.6173">
                <text:p>47.6173</text:p>
              </table:table-cell>
              <table:table-cell office:value-type="float" office:value="0.084267">
                <text:p>0.084267</text:p>
              </table:table-cell>
              <table:table-cell office:value-type="float" office:value="0.07608">
                <text:p>0.07608</text:p>
              </table:table-cell>
              <table:table-cell office:value-type="float" office:value="0">
                <text:p>0</text:p>
              </table:table-cell>
              <table:table-cell office:value-type="float" office:value="0.292615">
                <text:p>0.292615</text:p>
              </table:table-cell>
              <table:table-cell office:value-type="float" office:value="0.244171">
                <text:p>0.244171</text:p>
              </table:table-cell>
              <table:table-cell office:value-type="float" office:value="1.15172">
                <text:p>1.15172</text:p>
              </table:table-cell>
              <table:table-cell office:value-type="float" office:value="3.8732">
                <text:p>3.8732</text:p>
              </table:table-cell>
              <table:table-cell office:value-type="float" office:value="0.113026">
                <text:p>0.113026</text:p>
              </table:table-cell>
              <table:table-cell office:value-type="float" office:value="0.339181">
                <text:p>0.339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51.8984">
                <text:p>51.8984</text:p>
              </table:table-cell>
              <table:table-cell office:value-type="float" office:value="0.060574">
                <text:p>0.060574</text:p>
              </table:table-cell>
              <table:table-cell office:value-type="float" office:value="0.049476">
                <text:p>0.049476</text:p>
              </table:table-cell>
              <table:table-cell office:value-type="float" office:value="0">
                <text:p>0</text:p>
              </table:table-cell>
              <table:table-cell office:value-type="float" office:value="0.145101">
                <text:p>0.145101</text:p>
              </table:table-cell>
              <table:table-cell office:value-type="float" office:value="0.318403">
                <text:p>0.318403</text:p>
              </table:table-cell>
              <table:table-cell office:value-type="float" office:value="1.16353">
                <text:p>1.16353</text:p>
              </table:table-cell>
              <table:table-cell office:value-type="float" office:value="4.06454">
                <text:p>4.06454</text:p>
              </table:table-cell>
              <table:table-cell office:value-type="float" office:value="0.106447">
                <text:p>0.106447</text:p>
              </table:table-cell>
              <table:table-cell office:value-type="float" office:value="0.334279">
                <text:p>0.334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55.043">
                <text:p>55.043</text:p>
              </table:table-cell>
              <table:table-cell office:value-type="float" office:value="0.017236">
                <text:p>0.017236</text:p>
              </table:table-cell>
              <table:table-cell office:value-type="float" office:value="0.006789">
                <text:p>0.006789</text:p>
              </table:table-cell>
              <table:table-cell office:value-type="float" office:value="0">
                <text:p>0</text:p>
              </table:table-cell>
              <table:table-cell office:value-type="float" office:value="0.067339">
                <text:p>0.067339</text:p>
              </table:table-cell>
              <table:table-cell office:value-type="float" office:value="0.070885">
                <text:p>0.070885</text:p>
              </table:table-cell>
              <table:table-cell office:value-type="float" office:value="1.31862">
                <text:p>1.31862</text:p>
              </table:table-cell>
              <table:table-cell office:value-type="float" office:value="4.11688">
                <text:p>4.11688</text:p>
              </table:table-cell>
              <table:table-cell office:value-type="float" office:value="0.113364">
                <text:p>0.113364</text:p>
              </table:table-cell>
              <table:table-cell office:value-type="float" office:value="0.338321">
                <text:p>0.338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60.5094">
                <text:p>60.5094</text:p>
              </table:table-cell>
              <table:table-cell office:value-type="float" office:value="0.024022">
                <text:p>0.024022</text:p>
              </table:table-cell>
              <table:table-cell office:value-type="float" office:value="0.007596">
                <text:p>0.007596</text:p>
              </table:table-cell>
              <table:table-cell office:value-type="float" office:value="0">
                <text:p>0</text:p>
              </table:table-cell>
              <table:table-cell office:value-type="float" office:value="0.100293">
                <text:p>0.100293</text:p>
              </table:table-cell>
              <table:table-cell office:value-type="float" office:value="0.086436">
                <text:p>0.086436</text:p>
              </table:table-cell>
              <table:table-cell office:value-type="float" office:value="1.18203">
                <text:p>1.18203</text:p>
              </table:table-cell>
              <table:table-cell office:value-type="float" office:value="4.08513">
                <text:p>4.08513</text:p>
              </table:table-cell>
              <table:table-cell office:value-type="float" office:value="0.117791">
                <text:p>0.117791</text:p>
              </table:table-cell>
              <table:table-cell office:value-type="float" office:value="0.340506">
                <text:p>0.340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62.7478">
                <text:p>62.7478</text:p>
              </table:table-cell>
              <table:table-cell office:value-type="float" office:value="0.057781">
                <text:p>0.057781</text:p>
              </table:table-cell>
              <table:table-cell office:value-type="float" office:value="0.058637">
                <text:p>0.058637</text:p>
              </table:table-cell>
              <table:table-cell office:value-type="float" office:value="0">
                <text:p>0</text:p>
              </table:table-cell>
              <table:table-cell office:value-type="float" office:value="0.175818">
                <text:p>0.175818</text:p>
              </table:table-cell>
              <table:table-cell office:value-type="float" office:value="0.129145">
                <text:p>0.129145</text:p>
              </table:table-cell>
              <table:table-cell office:value-type="float" office:value="1.32472">
                <text:p>1.32472</text:p>
              </table:table-cell>
              <table:table-cell office:value-type="float" office:value="4.14552">
                <text:p>4.14552</text:p>
              </table:table-cell>
              <table:table-cell office:value-type="float" office:value="0.12563">
                <text:p>0.12563</text:p>
              </table:table-cell>
              <table:table-cell office:value-type="float" office:value="0.355256">
                <text:p>0.355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65.5476">
                <text:p>65.5476</text:p>
              </table:table-cell>
              <table:table-cell office:value-type="float" office:value="0.033886">
                <text:p>0.033886</text:p>
              </table:table-cell>
              <table:table-cell office:value-type="float" office:value="0.01831">
                <text:p>0.01831</text:p>
              </table:table-cell>
              <table:table-cell office:value-type="float" office:value="0">
                <text:p>0</text:p>
              </table:table-cell>
              <table:table-cell office:value-type="float" office:value="0.064029">
                <text:p>0.064029</text:p>
              </table:table-cell>
              <table:table-cell office:value-type="float" office:value="0.153866">
                <text:p>0.153866</text:p>
              </table:table-cell>
              <table:table-cell office:value-type="float" office:value="1.24637">
                <text:p>1.24637</text:p>
              </table:table-cell>
              <table:table-cell office:value-type="float" office:value="4.49788">
                <text:p>4.49788</text:p>
              </table:table-cell>
              <table:table-cell office:value-type="float" office:value="0.123542">
                <text:p>0.123542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64.7922">
                <text:p>64.7922</text:p>
              </table:table-cell>
              <table:table-cell office:value-type="float" office:value="0.01385">
                <text:p>0.01385</text:p>
              </table:table-cell>
              <table:table-cell office:value-type="float" office:value="0.023547">
                <text:p>0.023547</text:p>
              </table:table-cell>
              <table:table-cell office:value-type="float" office:value="0">
                <text:p>0</text:p>
              </table:table-cell>
              <table:table-cell office:value-type="float" office:value="0.06936">
                <text:p>0.06936</text:p>
              </table:table-cell>
              <table:table-cell office:value-type="float" office:value="0.030015">
                <text:p>0.030015</text:p>
              </table:table-cell>
              <table:table-cell office:value-type="float" office:value="1.24497">
                <text:p>1.24497</text:p>
              </table:table-cell>
              <table:table-cell office:value-type="float" office:value="4.34344">
                <text:p>4.34344</text:p>
              </table:table-cell>
              <table:table-cell office:value-type="float" office:value="0.121415">
                <text:p>0.121415</text:p>
              </table:table-cell>
              <table:table-cell office:value-type="float" office:value="0.349153">
                <text:p>0.349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63.4042">
                <text:p>63.4042</text:p>
              </table:table-cell>
              <table:table-cell office:value-type="float" office:value="0.010175">
                <text:p>0.010175</text:p>
              </table:table-cell>
              <table:table-cell office:value-type="float" office:value="0.001546">
                <text:p>0.001546</text:p>
              </table:table-cell>
              <table:table-cell office:value-type="float" office:value="0">
                <text:p>0</text:p>
              </table:table-cell>
              <table:table-cell office:value-type="float" office:value="0.032652">
                <text:p>0.032652</text:p>
              </table:table-cell>
              <table:table-cell office:value-type="float" office:value="0.032314">
                <text:p>0.032314</text:p>
              </table:table-cell>
              <table:table-cell office:value-type="float" office:value="1.28662">
                <text:p>1.28662</text:p>
              </table:table-cell>
              <table:table-cell office:value-type="float" office:value="4.38146">
                <text:p>4.38146</text:p>
              </table:table-cell>
              <table:table-cell office:value-type="float" office:value="0.12548">
                <text:p>0.12548</text:p>
              </table:table-cell>
              <table:table-cell office:value-type="float" office:value="0.349171">
                <text:p>0.349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63.6431">
                <text:p>63.6431</text:p>
              </table:table-cell>
              <table:table-cell office:value-type="float" office:value="0.021135">
                <text:p>0.021135</text:p>
              </table:table-cell>
              <table:table-cell office:value-type="float" office:value="0.016069">
                <text:p>0.016069</text:p>
              </table:table-cell>
              <table:table-cell office:value-type="float" office:value="0">
                <text:p>0</text:p>
              </table:table-cell>
              <table:table-cell office:value-type="float" office:value="0.135806">
                <text:p>0.135806</text:p>
              </table:table-cell>
              <table:table-cell office:value-type="float" office:value="0.057799">
                <text:p>0.057799</text:p>
              </table:table-cell>
              <table:table-cell office:value-type="float" office:value="1.29378">
                <text:p>1.29378</text:p>
              </table:table-cell>
              <table:table-cell office:value-type="float" office:value="4.61289">
                <text:p>4.61289</text:p>
              </table:table-cell>
              <table:table-cell office:value-type="float" office:value="0.138226">
                <text:p>0.138226</text:p>
              </table:table-cell>
              <table:table-cell office:value-type="float" office:value="0.358862">
                <text:p>0.358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66.5184">
                <text:p>66.5184</text:p>
              </table:table-cell>
              <table:table-cell office:value-type="float" office:value="0.016928">
                <text:p>0.016928</text:p>
              </table:table-cell>
              <table:table-cell office:value-type="float" office:value="0.015454">
                <text:p>0.015454</text:p>
              </table:table-cell>
              <table:table-cell office:value-type="float" office:value="0">
                <text:p>0</text:p>
              </table:table-cell>
              <table:table-cell office:value-type="float" office:value="0.097541">
                <text:p>0.097541</text:p>
              </table:table-cell>
              <table:table-cell office:value-type="float" office:value="0.063133">
                <text:p>0.063133</text:p>
              </table:table-cell>
              <table:table-cell office:value-type="float" office:value="1.36434">
                <text:p>1.36434</text:p>
              </table:table-cell>
              <table:table-cell office:value-type="float" office:value="4.80868">
                <text:p>4.80868</text:p>
              </table:table-cell>
              <table:table-cell office:value-type="float" office:value="0.133408">
                <text:p>0.133408</text:p>
              </table:table-cell>
              <table:table-cell office:value-type="float" office:value="0.364154">
                <text:p>0.364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65.8152">
                <text:p>65.8152</text:p>
              </table:table-cell>
              <table:table-cell office:value-type="float" office:value="0.032259">
                <text:p>0.032259</text:p>
              </table:table-cell>
              <table:table-cell office:value-type="float" office:value="0.025926">
                <text:p>0.025926</text:p>
              </table:table-cell>
              <table:table-cell office:value-type="float" office:value="0">
                <text:p>0</text:p>
              </table:table-cell>
              <table:table-cell office:value-type="float" office:value="0.088885">
                <text:p>0.088885</text:p>
              </table:table-cell>
              <table:table-cell office:value-type="float" office:value="0.138405">
                <text:p>0.138405</text:p>
              </table:table-cell>
              <table:table-cell office:value-type="float" office:value="1.41142">
                <text:p>1.41142</text:p>
              </table:table-cell>
              <table:table-cell office:value-type="float" office:value="4.74366">
                <text:p>4.74366</text:p>
              </table:table-cell>
              <table:table-cell office:value-type="float" office:value="0.150632">
                <text:p>0.150632</text:p>
              </table:table-cell>
              <table:table-cell office:value-type="float" office:value="0.39151">
                <text:p>0.39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46.328">
                <text:p>46.328</text:p>
              </table:table-cell>
              <table:table-cell office:value-type="float" office:value="0.144007">
                <text:p>0.144007</text:p>
              </table:table-cell>
              <table:table-cell office:value-type="float" office:value="0.347766">
                <text:p>0.347766</text:p>
              </table:table-cell>
              <table:table-cell office:value-type="float" office:value="0">
                <text:p>0</text:p>
              </table:table-cell>
              <table:table-cell office:value-type="float" office:value="0.335552">
                <text:p>0.335552</text:p>
              </table:table-cell>
              <table:table-cell office:value-type="float" office:value="0.604066">
                <text:p>0.604066</text:p>
              </table:table-cell>
              <table:table-cell office:value-type="float" office:value="1.64697">
                <text:p>1.64697</text:p>
              </table:table-cell>
              <table:table-cell office:value-type="float" office:value="4.67859">
                <text:p>4.67859</text:p>
              </table:table-cell>
              <table:table-cell office:value-type="float" office:value="0.14301">
                <text:p>0.14301</text:p>
              </table:table-cell>
              <table:table-cell office:value-type="float" office:value="0.386499">
                <text:p>0.386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48.0895">
                <text:p>48.0895</text:p>
              </table:table-cell>
              <table:table-cell office:value-type="float" office:value="0.126218">
                <text:p>0.126218</text:p>
              </table:table-cell>
              <table:table-cell office:value-type="float" office:value="0.262051">
                <text:p>0.262051</text:p>
              </table:table-cell>
              <table:table-cell office:value-type="float" office:value="0">
                <text:p>0</text:p>
              </table:table-cell>
              <table:table-cell office:value-type="float" office:value="0.28088">
                <text:p>0.28088</text:p>
              </table:table-cell>
              <table:table-cell office:value-type="float" office:value="0.40527">
                <text:p>0.40527</text:p>
              </table:table-cell>
              <table:table-cell office:value-type="float" office:value="1.58158">
                <text:p>1.58158</text:p>
              </table:table-cell>
              <table:table-cell office:value-type="float" office:value="5.04173">
                <text:p>5.04173</text:p>
              </table:table-cell>
              <table:table-cell office:value-type="float" office:value="0.151674">
                <text:p>0.151674</text:p>
              </table:table-cell>
              <table:table-cell office:value-type="float" office:value="0.384633">
                <text:p>0.384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54.2979">
                <text:p>54.2979</text:p>
              </table:table-cell>
              <table:table-cell office:value-type="float" office:value="0.088515">
                <text:p>0.088515</text:p>
              </table:table-cell>
              <table:table-cell office:value-type="float" office:value="0.110492">
                <text:p>0.110492</text:p>
              </table:table-cell>
              <table:table-cell office:value-type="float" office:value="0">
                <text:p>0</text:p>
              </table:table-cell>
              <table:table-cell office:value-type="float" office:value="0.211566">
                <text:p>0.211566</text:p>
              </table:table-cell>
              <table:table-cell office:value-type="float" office:value="0.362332">
                <text:p>0.362332</text:p>
              </table:table-cell>
              <table:table-cell office:value-type="float" office:value="1.60799">
                <text:p>1.60799</text:p>
              </table:table-cell>
              <table:table-cell office:value-type="float" office:value="4.92105">
                <text:p>4.92105</text:p>
              </table:table-cell>
              <table:table-cell office:value-type="float" office:value="0.144988">
                <text:p>0.144988</text:p>
              </table:table-cell>
              <table:table-cell office:value-type="float" office:value="0.389401">
                <text:p>0.389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55.8191">
                <text:p>55.8191</text:p>
              </table:table-cell>
              <table:table-cell office:value-type="float" office:value="0.052134">
                <text:p>0.052134</text:p>
              </table:table-cell>
              <table:table-cell office:value-type="float" office:value="0.051955">
                <text:p>0.051955</text:p>
              </table:table-cell>
              <table:table-cell office:value-type="float" office:value="0">
                <text:p>0</text:p>
              </table:table-cell>
              <table:table-cell office:value-type="float" office:value="0.116947">
                <text:p>0.116947</text:p>
              </table:table-cell>
              <table:table-cell office:value-type="float" office:value="0.176303">
                <text:p>0.176303</text:p>
              </table:table-cell>
              <table:table-cell office:value-type="float" office:value="1.57856">
                <text:p>1.57856</text:p>
              </table:table-cell>
              <table:table-cell office:value-type="float" office:value="5.08017">
                <text:p>5.08017</text:p>
              </table:table-cell>
              <table:table-cell office:value-type="float" office:value="0.156701">
                <text:p>0.156701</text:p>
              </table:table-cell>
              <table:table-cell office:value-type="float" office:value="0.387792">
                <text:p>0.387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55.4839">
                <text:p>55.4839</text:p>
              </table:table-cell>
              <table:table-cell office:value-type="float" office:value="0.063722">
                <text:p>0.063722</text:p>
              </table:table-cell>
              <table:table-cell office:value-type="float" office:value="0.034737">
                <text:p>0.034737</text:p>
              </table:table-cell>
              <table:table-cell office:value-type="float" office:value="0">
                <text:p>0</text:p>
              </table:table-cell>
              <table:table-cell office:value-type="float" office:value="0.166428">
                <text:p>0.166428</text:p>
              </table:table-cell>
              <table:table-cell office:value-type="float" office:value="0.196401">
                <text:p>0.196401</text:p>
              </table:table-cell>
              <table:table-cell office:value-type="float" office:value="1.61111">
                <text:p>1.61111</text:p>
              </table:table-cell>
              <table:table-cell office:value-type="float" office:value="4.96477">
                <text:p>4.96477</text:p>
              </table:table-cell>
              <table:table-cell office:value-type="float" office:value="0.148764">
                <text:p>0.148764</text:p>
              </table:table-cell>
              <table:table-cell office:value-type="float" office:value="0.386954">
                <text:p>0.386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58.8346">
                <text:p>58.8346</text:p>
              </table:table-cell>
              <table:table-cell office:value-type="float" office:value="0.112557">
                <text:p>0.112557</text:p>
              </table:table-cell>
              <table:table-cell office:value-type="float" office:value="0.056939">
                <text:p>0.056939</text:p>
              </table:table-cell>
              <table:table-cell office:value-type="float" office:value="0">
                <text:p>0</text:p>
              </table:table-cell>
              <table:table-cell office:value-type="float" office:value="0.16346">
                <text:p>0.16346</text:p>
              </table:table-cell>
              <table:table-cell office:value-type="float" office:value="0.33102">
                <text:p>0.33102</text:p>
              </table:table-cell>
              <table:table-cell office:value-type="float" office:value="1.79677">
                <text:p>1.79677</text:p>
              </table:table-cell>
              <table:table-cell office:value-type="float" office:value="5.22772">
                <text:p>5.22772</text:p>
              </table:table-cell>
              <table:table-cell office:value-type="float" office:value="0.15304">
                <text:p>0.15304</text:p>
              </table:table-cell>
              <table:table-cell office:value-type="float" office:value="0.477042">
                <text:p>0.477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